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hr 1</text:p>
          </table:table-cell>
          <table:table-cell office:value-type="string" calcext:value-type="string">
            <text:p>Chr 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all4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ll</text:p>
          </table:table-cell>
          <table:covered-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3887607792814" calcext:value-type="float">
            <text:p>20.3887607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1828292833921" calcext:value-type="float">
            <text:p>19.1828292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.4804465807155" calcext:value-type="float">
            <text:p>21.4804465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0717632368239" calcext:value-type="float">
            <text:p>28.0717632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8656535480194" calcext:value-type="float">
            <text:p>17.865653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.0474770760173" calcext:value-type="float">
            <text:p>21.047477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.057399387678" calcext:value-type="float">
            <text:p>21.0573993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040686238845" calcext:value-type="float">
            <text:p>15.0406862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1868774914006" calcext:value-type="float">
            <text:p>17.186877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9790208577398" calcext:value-type="float">
            <text:p>18.9790208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3647037493111" calcext:value-type="float">
            <text:p>14.3647037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2733504620095" calcext:value-type="float">
            <text:p>16.273350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2211279925184" calcext:value-type="float">
            <text:p>18.2211279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8025611902095" calcext:value-type="float">
            <text:p>13.8025611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8964458578917" calcext:value-type="float">
            <text:p>15.8964458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950238428823" calcext:value-type="float">
            <text:p>16.7950238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5784436877331" calcext:value-type="float">
            <text:p>13.5784436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56143430182" calcext:value-type="float">
            <text:p>14.8561434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.5997836956755" calcext:value-type="float">
            <text:p>16.5997836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1738500413584" calcext:value-type="float">
            <text:p>13.1738500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3002895029694" calcext:value-type="float">
            <text:p>14.300289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.8018584197303" calcext:value-type="float">
            <text:p>14.8018584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5480843865732" calcext:value-type="float">
            <text:p>12.5480843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6643164544869" calcext:value-type="float">
            <text:p>13.664316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.2700432164" calcext:value-type="float">
            <text:p>14.2700432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3933667249678" calcext:value-type="float">
            <text:p>12.393366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3014953548028" calcext:value-type="float">
            <text:p>13.3014953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.7455434083719" calcext:value-type="float">
            <text:p>14.7455434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6508118793408" calcext:value-type="float">
            <text:p>12.6508118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1759244406092" calcext:value-type="float">
            <text:p>14.1759244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.2016625156645" calcext:value-type="float">
            <text:p>15.2016625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5396231370611" calcext:value-type="float">
            <text:p>12.5396231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8400669826793" calcext:value-type="float">
            <text:p>13.8400669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.4712310844629" calcext:value-type="float">
            <text:p>14.4712310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04944114038" calcext:value-type="float">
            <text:p>12.0494411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6997934566717" calcext:value-type="float">
            <text:p>13.6997934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.7673776019017" calcext:value-type="float">
            <text:p>12.7673776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1801417918206" calcext:value-type="float">
            <text:p>11.1801417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6314763356418" calcext:value-type="float">
            <text:p>11.6314763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.1070980328726" calcext:value-type="float">
            <text:p>12.1070980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5353372273658" calcext:value-type="float">
            <text:p>10.535337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4584653423123" calcext:value-type="float">
            <text:p>11.4584653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.6329670908993" calcext:value-type="float">
            <text:p>11.63296709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24582858855" calcext:value-type="float">
            <text:p>10.1245828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53557451151" calcext:value-type="float">
            <text:p>11.0535574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62893240026516" calcext:value-type="float">
            <text:p>9.6289324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96622265257443" calcext:value-type="float">
            <text:p>8.9662226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30283848622546" calcext:value-type="float">
            <text:p>9.302838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.97834525126456" calcext:value-type="float">
            <text:p>8.9783452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52899228836549" calcext:value-type="float">
            <text:p>8.5289922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79694054230656" calcext:value-type="float">
            <text:p>8.7969405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.55312065907004" calcext:value-type="float">
            <text:p>8.5531206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60730688258291" calcext:value-type="float">
            <text:p>7.6073068826</text:p>
          </table:table-cell>
          <table:table-cell office:value-type="float" office:value="0.99999999999995" calcext:value-type="float">
            <text:p>1</text:p>
          </table:table-cell>
          <table:table-cell/>
          <table:table-cell office:value-type="float" office:value="8.14859802830746" calcext:value-type="float">
            <text:p>8.1485980283</text:p>
          </table:table-cell>
          <table:table-cell office:value-type="float" office:value="0.999999999999999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.25017535532989" calcext:value-type="float">
            <text:p>6.2501753553</text:p>
          </table:table-cell>
          <table:table-cell office:value-type="float" office:value="0.999999999619324" calcext:value-type="float">
            <text:p>0.9999999996</text:p>
          </table:table-cell>
          <table:table-cell/>
          <table:table-cell office:value-type="float" office:value="5.84956149165402" calcext:value-type="float">
            <text:p>5.8495614917</text:p>
          </table:table-cell>
          <table:table-cell office:value-type="float" office:value="0.999999996015572" calcext:value-type="float">
            <text:p>0.999999996</text:p>
          </table:table-cell>
          <table:table-cell/>
          <table:table-cell office:value-type="float" office:value="6.04764911913614" calcext:value-type="float">
            <text:p>6.0476491191</text:p>
          </table:table-cell>
          <table:table-cell office:value-type="float" office:value="0.999999998731749" calcext:value-type="float">
            <text:p>0.9999999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96958215241453" calcext:value-type="float">
            <text:p>6.9695821524</text:p>
          </table:table-cell>
          <table:table-cell office:value-type="float" office:value="0.999999999995918" calcext:value-type="float">
            <text:p>1</text:p>
          </table:table-cell>
          <table:table-cell/>
          <table:table-cell office:value-type="float" office:value="6.79135430230323" calcext:value-type="float">
            <text:p>6.7913543023</text:p>
          </table:table-cell>
          <table:table-cell office:value-type="float" office:value="0.999999999986949" calcext:value-type="float">
            <text:p>1</text:p>
          </table:table-cell>
          <table:table-cell/>
          <table:table-cell office:value-type="float" office:value="6.95251168025977" calcext:value-type="float">
            <text:p>6.9525116803</text:p>
          </table:table-cell>
          <table:table-cell office:value-type="float" office:value="0.999999999995432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.31244932491703" calcext:value-type="float">
            <text:p>5.3124493249</text:p>
          </table:table-cell>
          <table:table-cell office:value-type="float" office:value="0.999999923156507" calcext:value-type="float">
            <text:p>0.9999999232</text:p>
          </table:table-cell>
          <table:table-cell/>
          <table:table-cell office:value-type="float" office:value="4.6251450137575" calcext:value-type="float">
            <text:p>4.6251450138</text:p>
          </table:table-cell>
          <table:table-cell office:value-type="float" office:value="0.999997696642351" calcext:value-type="float">
            <text:p>0.9999976966</text:p>
          </table:table-cell>
          <table:table-cell/>
          <table:table-cell office:value-type="float" office:value="4.92448250477989" calcext:value-type="float">
            <text:p>4.9244825048</text:p>
          </table:table-cell>
          <table:table-cell office:value-type="float" office:value="0.999999449713463" calcext:value-type="float">
            <text:p>0.9999994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.88439736087352" calcext:value-type="float">
            <text:p>5.8843973609</text:p>
          </table:table-cell>
          <table:table-cell office:value-type="float" office:value="0.999999996658028" calcext:value-type="float">
            <text:p>0.9999999967</text:p>
          </table:table-cell>
          <table:table-cell/>
          <table:table-cell office:value-type="float" office:value="5.65861456346125" calcext:value-type="float">
            <text:p>5.6586145635</text:p>
          </table:table-cell>
          <table:table-cell office:value-type="float" office:value="0.999999988114374" calcext:value-type="float">
            <text:p>0.9999999881</text:p>
          </table:table-cell>
          <table:table-cell/>
          <table:table-cell office:value-type="float" office:value="5.75041862818687" calcext:value-type="float">
            <text:p>5.7504186282</text:p>
          </table:table-cell>
          <table:table-cell office:value-type="float" office:value="0.999999992868778" calcext:value-type="float">
            <text:p>0.9999999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.280135882772" calcext:value-type="float">
            <text:p>13.2801358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0088897611183" calcext:value-type="float">
            <text:p>13.0088897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9973745894757" calcext:value-type="float">
            <text:p>12.9973745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7967047291941" calcext:value-type="float">
            <text:p>21.7967047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8139589408564" calcext:value-type="float">
            <text:p>19.8139589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6169855073388" calcext:value-type="float">
            <text:p>17.6169855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.8645874577978" calcext:value-type="float">
            <text:p>20.8645874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0745096798852" calcext:value-type="float">
            <text:p>16.0745096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977390337341" calcext:value-type="float">
            <text:p>17.9773903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.7650048582515" calcext:value-type="float">
            <text:p>19.7650048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887018902031" calcext:value-type="float">
            <text:p>15.3887018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1056647460807" calcext:value-type="float">
            <text:p>18.1056647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.7314068699496" calcext:value-type="float">
            <text:p>18.7314068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05261839785" calcext:value-type="float">
            <text:p>15.3052618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728832143406" calcext:value-type="float">
            <text:p>17.728832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744498196833" calcext:value-type="float">
            <text:p>16.7444981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6216247574442" calcext:value-type="float">
            <text:p>14.6216247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9902394591152" calcext:value-type="float">
            <text:p>15.9902394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.0706786165626" calcext:value-type="float">
            <text:p>18.0706786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6010667022942" calcext:value-type="float">
            <text:p>13.6010667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616648789256" calcext:value-type="float">
            <text:p>15.6166487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.2532718537174" calcext:value-type="float">
            <text:p>14.2532718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7522584503016" calcext:value-type="float">
            <text:p>12.7522584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1924075190996" calcext:value-type="float">
            <text:p>14.1924075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.7710216782909" calcext:value-type="float">
            <text:p>13.7710216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0686461798838" calcext:value-type="float">
            <text:p>12.0686461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0802669063587" calcext:value-type="float">
            <text:p>13.0802669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.3229222706807" calcext:value-type="float">
            <text:p>14.3229222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4432500765119" calcext:value-type="float">
            <text:p>12.4432500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0542965723984" calcext:value-type="float">
            <text:p>14.054296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.6278029724717" calcext:value-type="float">
            <text:p>14.6278029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0147233690387" calcext:value-type="float">
            <text:p>12.0147233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7598576342501" calcext:value-type="float">
            <text:p>13.7598576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.6890904815484" calcext:value-type="float">
            <text:p>13.6890904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0006034600518" calcext:value-type="float">
            <text:p>12.0006034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2082515255937" calcext:value-type="float">
            <text:p>13.2082515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.2493222379223" calcext:value-type="float">
            <text:p>12.2493222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361277108679" calcext:value-type="float">
            <text:p>10.6361277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5552661840952" calcext:value-type="float">
            <text:p>11.5552661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.8474651770971" calcext:value-type="float">
            <text:p>10.84746517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2165146190804" calcext:value-type="float">
            <text:p>10.216514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7004977037295" calcext:value-type="float">
            <text:p>10.7004977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.0007720031417" calcext:value-type="float">
            <text:p>11.0007720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545199752709" calcext:value-type="float">
            <text:p>9.9545199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891595006785" calcext:value-type="float">
            <text:p>10.6891595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.31305025503728" calcext:value-type="float">
            <text:p>9.313050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43276194010742" calcext:value-type="float">
            <text:p>8.4327619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08188572449166" calcext:value-type="float">
            <text:p>9.0818857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.23892139243565" calcext:value-type="float">
            <text:p>9.2389213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38103959741281" calcext:value-type="float">
            <text:p>8.3810395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08480292458676" calcext:value-type="float">
            <text:p>9.0848029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.61586934813457" calcext:value-type="float">
            <text:p>8.6158693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34203469761283" calcext:value-type="float">
            <text:p>8.3420346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79888561553096" calcext:value-type="float">
            <text:p>8.7988856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.13184208726951" calcext:value-type="float">
            <text:p>6.1318420873</text:p>
          </table:table-cell>
          <table:table-cell office:value-type="float" office:value="0.999999999220868" calcext:value-type="float">
            <text:p>0.9999999992</text:p>
          </table:table-cell>
          <table:table-cell/>
          <table:table-cell office:value-type="float" office:value="5.5496565716249" calcext:value-type="float">
            <text:p>5.5496565716</text:p>
          </table:table-cell>
          <table:table-cell office:value-type="float" office:value="0.999999978667132" calcext:value-type="float">
            <text:p>0.9999999787</text:p>
          </table:table-cell>
          <table:table-cell/>
          <table:table-cell office:value-type="float" office:value="5.68179503895352" calcext:value-type="float">
            <text:p>5.681795039</text:p>
          </table:table-cell>
          <table:table-cell office:value-type="float" office:value="0.999999989686208" calcext:value-type="float">
            <text:p>0.9999999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.42748988808757" calcext:value-type="float">
            <text:p>7.4274898881</text:p>
          </table:table-cell>
          <table:table-cell office:value-type="float" office:value="0.999999999999813" calcext:value-type="float">
            <text:p>1</text:p>
          </table:table-cell>
          <table:table-cell/>
          <table:table-cell office:value-type="float" office:value="6.86079491270582" calcext:value-type="float">
            <text:p>6.8607949127</text:p>
          </table:table-cell>
          <table:table-cell office:value-type="float" office:value="0.999999999991573" calcext:value-type="float">
            <text:p>1</text:p>
          </table:table-cell>
          <table:table-cell/>
          <table:table-cell office:value-type="float" office:value="7.23916694137105" calcext:value-type="float">
            <text:p>7.2391669414</text:p>
          </table:table-cell>
          <table:table-cell office:value-type="float" office:value="0.999999999999318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.97591571134158" calcext:value-type="float">
            <text:p>5.9759157113</text:p>
          </table:table-cell>
          <table:table-cell office:value-type="float" office:value="0.999999997998195" calcext:value-type="float">
            <text:p>0.999999998</text:p>
          </table:table-cell>
          <table:table-cell/>
          <table:table-cell office:value-type="float" office:value="5.36881888544696" calcext:value-type="float">
            <text:p>5.3688188854</text:p>
          </table:table-cell>
          <table:table-cell office:value-type="float" office:value="0.999999942525267" calcext:value-type="float">
            <text:p>0.9999999425</text:p>
          </table:table-cell>
          <table:table-cell/>
          <table:table-cell office:value-type="float" office:value="5.66143576857563" calcext:value-type="float">
            <text:p>5.6614357686</text:p>
          </table:table-cell>
          <table:table-cell office:value-type="float" office:value="0.999999988167412" calcext:value-type="float">
            <text:p>0.9999999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.20228448306764" calcext:value-type="float">
            <text:p>5.2022844831</text:p>
          </table:table-cell>
          <table:table-cell office:value-type="float" office:value="0.999999863568999" calcext:value-type="float">
            <text:p>0.9999998636</text:p>
          </table:table-cell>
          <table:table-cell/>
          <table:table-cell office:value-type="float" office:value="4.5295391426664" calcext:value-type="float">
            <text:p>4.5295391427</text:p>
          </table:table-cell>
          <table:table-cell office:value-type="float" office:value="0.999996415027434" calcext:value-type="float">
            <text:p>0.999996415</text:p>
          </table:table-cell>
          <table:table-cell/>
          <table:table-cell office:value-type="float" office:value="4.86847660028362" calcext:value-type="float">
            <text:p>4.8684766003</text:p>
          </table:table-cell>
          <table:table-cell office:value-type="float" office:value="0.999999275268597" calcext:value-type="float">
            <text:p>0.9999992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.0364089186745" calcext:value-type="float">
            <text:p>14.0364089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0474736199862" calcext:value-type="float">
            <text:p>14.04747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6381958791903" calcext:value-type="float">
            <text:p>13.6381958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.90702022625" calcext:value-type="float">
            <text:p>14.9070202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9953628421285" calcext:value-type="float">
            <text:p>16.9953628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322768571851" calcext:value-type="float">
            <text:p>16.3227685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.6342935297773" calcext:value-type="float">
            <text:p>19.6342935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5535416862476" calcext:value-type="float">
            <text:p>16.5535416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7965463708407" calcext:value-type="float">
            <text:p>17.7965463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.4796344358411" calcext:value-type="float">
            <text:p>19.47963443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9183681895264" calcext:value-type="float">
            <text:p>15.9183681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9435700781765" calcext:value-type="float">
            <text:p>17.9435700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.4782859119148" calcext:value-type="float">
            <text:p>17.4782859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243186997087" calcext:value-type="float">
            <text:p>14.8243186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532593725079" calcext:value-type="float">
            <text:p>16.5325937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2286314324015" calcext:value-type="float">
            <text:p>19.2286314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5130097617983" calcext:value-type="float">
            <text:p>14.5130097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1815983324936" calcext:value-type="float">
            <text:p>16.1815983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.9780627036645" calcext:value-type="float">
            <text:p>14.9780627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1688249963222" calcext:value-type="float">
            <text:p>13.1688249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6892496927748" calcext:value-type="float">
            <text:p>14.6892496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.6482321787473" calcext:value-type="float">
            <text:p>14.6482321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5351020242909" calcext:value-type="float">
            <text:p>12.5351020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3282780894821" calcext:value-type="float">
            <text:p>14.3282780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.6614748105336" calcext:value-type="float">
            <text:p>15.6614748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2205271996366" calcext:value-type="float">
            <text:p>13.2205271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939637795195" calcext:value-type="float">
            <text:p>15.3939637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.2444537722423" calcext:value-type="float">
            <text:p>15.24445377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982402495687" calcext:value-type="float">
            <text:p>12.9824024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4423854829354" calcext:value-type="float">
            <text:p>13.4423854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.1604730987823" calcext:value-type="float">
            <text:p>14.160473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5796035682535" calcext:value-type="float">
            <text:p>12.57960356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807275209693" calcext:value-type="float">
            <text:p>13.8072752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0057876595396" calcext:value-type="float">
            <text:p>13.0057876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7551471850751" calcext:value-type="float">
            <text:p>10.7551471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4809885400194" calcext:value-type="float">
            <text:p>11.48098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.8184375901011" calcext:value-type="float">
            <text:p>11.8184375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567798082637" calcext:value-type="float">
            <text:p>10.65677980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7295627330984" calcext:value-type="float">
            <text:p>11.7295627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.5251161008702" calcext:value-type="float">
            <text:p>11.5251161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342631475558" calcext:value-type="float">
            <text:p>10.1342631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6036934664523" calcext:value-type="float">
            <text:p>11.6036934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.1841401712915" calcext:value-type="float">
            <text:p>10.1841401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84762747510053" calcext:value-type="float">
            <text:p>8.8476274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2645385196758" calcext:value-type="float">
            <text:p>9.626453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.2464865089081" calcext:value-type="float">
            <text:p>9.24648650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28909923764862" calcext:value-type="float">
            <text:p>8.2890992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79283047750281" calcext:value-type="float">
            <text:p>8.7928304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.47142145798263" calcext:value-type="float">
            <text:p>8.471421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4205249742149" calcext:value-type="float">
            <text:p>8.6420524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16996633758297" calcext:value-type="float">
            <text:p>9.169966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27271496583317" calcext:value-type="float">
            <text:p>6.2727149658</text:p>
          </table:table-cell>
          <table:table-cell office:value-type="float" office:value="0.999999999629381" calcext:value-type="float">
            <text:p>0.9999999996</text:p>
          </table:table-cell>
          <table:table-cell/>
          <table:table-cell office:value-type="float" office:value="5.57277614559167" calcext:value-type="float">
            <text:p>5.5727761456</text:p>
          </table:table-cell>
          <table:table-cell office:value-type="float" office:value="0.999999979954757" calcext:value-type="float">
            <text:p>0.99999998</text:p>
          </table:table-cell>
          <table:table-cell/>
          <table:table-cell office:value-type="float" office:value="5.90062922710537" calcext:value-type="float">
            <text:p>5.9006292271</text:p>
          </table:table-cell>
          <table:table-cell office:value-type="float" office:value="0.999999996754554" calcext:value-type="float">
            <text:p>0.9999999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.18350580910443" calcext:value-type="float">
            <text:p>7.1835058091</text:p>
          </table:table-cell>
          <table:table-cell office:value-type="float" office:value="0.999999999998822" calcext:value-type="float">
            <text:p>1</text:p>
          </table:table-cell>
          <table:table-cell/>
          <table:table-cell office:value-type="float" office:value="6.58661685371177" calcext:value-type="float">
            <text:p>6.5866168537</text:p>
          </table:table-cell>
          <table:table-cell office:value-type="float" office:value="0.999999999945" calcext:value-type="float">
            <text:p>0.9999999999</text:p>
          </table:table-cell>
          <table:table-cell/>
          <table:table-cell office:value-type="float" office:value="7.07678004230327" calcext:value-type="float">
            <text:p>7.0767800423</text:p>
          </table:table-cell>
          <table:table-cell office:value-type="float" office:value="0.999999999997612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.08671036460125" calcext:value-type="float">
            <text:p>6.0867103646</text:p>
          </table:table-cell>
          <table:table-cell office:value-type="float" office:value="0.999999998837752" calcext:value-type="float">
            <text:p>0.9999999988</text:p>
          </table:table-cell>
          <table:table-cell/>
          <table:table-cell office:value-type="float" office:value="5.5328775736638" calcext:value-type="float">
            <text:p>5.5328775737</text:p>
          </table:table-cell>
          <table:table-cell office:value-type="float" office:value="0.999999974339616" calcext:value-type="float">
            <text:p>0.9999999743</text:p>
          </table:table-cell>
          <table:table-cell/>
          <table:table-cell office:value-type="float" office:value="5.71523219246568" calcext:value-type="float">
            <text:p>5.7152321925</text:p>
          </table:table-cell>
          <table:table-cell office:value-type="float" office:value="0.999999990485906" calcext:value-type="float">
            <text:p>0.9999999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.38472635617914" calcext:value-type="float">
            <text:p>5.3847263562</text:p>
          </table:table-cell>
          <table:table-cell office:value-type="float" office:value="0.999999943852168" calcext:value-type="float">
            <text:p>0.9999999439</text:p>
          </table:table-cell>
          <table:table-cell/>
          <table:table-cell office:value-type="float" office:value="4.78096358245437" calcext:value-type="float">
            <text:p>4.7809635825</text:p>
          </table:table-cell>
          <table:table-cell office:value-type="float" office:value="0.999998847905647" calcext:value-type="float">
            <text:p>0.9999988479</text:p>
          </table:table-cell>
          <table:table-cell/>
          <table:table-cell office:value-type="float" office:value="5.01419697623178" calcext:value-type="float">
            <text:p>5.0141969762</text:p>
          </table:table-cell>
          <table:table-cell office:value-type="float" office:value="0.999999628417935" calcext:value-type="float">
            <text:p>0.9999996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6.1210369702608" calcext:value-type="float">
            <text:p>16.1210369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7896117043832" calcext:value-type="float">
            <text:p>16.7896117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6513663100666" calcext:value-type="float">
            <text:p>16.651366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.4113598514639" calcext:value-type="float">
            <text:p>18.4113598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.2957065593846" calcext:value-type="float">
            <text:p>20.2957065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8187249206658" calcext:value-type="float">
            <text:p>19.8187249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.7737225869065" calcext:value-type="float">
            <text:p>18.7737225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0697733540394" calcext:value-type="float">
            <text:p>16.069773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3727792408645" calcext:value-type="float">
            <text:p>17.3727792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7978140020794" calcext:value-type="float">
            <text:p>16.7978140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351594484243" calcext:value-type="float">
            <text:p>15.3351594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6114190960063" calcext:value-type="float">
            <text:p>16.611419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.8681219373767" calcext:value-type="float">
            <text:p>19.8681219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2721636227455" calcext:value-type="float">
            <text:p>15.2721636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7658181152224" calcext:value-type="float">
            <text:p>16.7658181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.0182583932671" calcext:value-type="float">
            <text:p>15.0182583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1138849142763" calcext:value-type="float">
            <text:p>14.1138849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9182654614925" calcext:value-type="float">
            <text:p>14.918265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.305068567802" calcext:value-type="float">
            <text:p>14.30506856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7295703686273" calcext:value-type="float">
            <text:p>12.7295703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7013191742562" calcext:value-type="float">
            <text:p>13.7013191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.1408955333518" calcext:value-type="float">
            <text:p>15.1408955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5044497095507" calcext:value-type="float">
            <text:p>13.5044497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663470223677" calcext:value-type="float">
            <text:p>15.3663470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.7032320934094" calcext:value-type="float">
            <text:p>15.7032320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0178381758097" calcext:value-type="float">
            <text:p>13.0178381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2911384051977" calcext:value-type="float">
            <text:p>14.2911384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.8926139606986" calcext:value-type="float">
            <text:p>14.8926139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861243794816" calcext:value-type="float">
            <text:p>12.8861243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9754656276249" calcext:value-type="float">
            <text:p>13.9754656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.9414492119621" calcext:value-type="float">
            <text:p>12.941449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6035801611762" calcext:value-type="float">
            <text:p>11.6035801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5944686793867" calcext:value-type="float">
            <text:p>11.5944686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.0393268683085" calcext:value-type="float">
            <text:p>12.03932686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13735511269" calcext:value-type="float">
            <text:p>11.0013735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7089658340436" calcext:value-type="float">
            <text:p>11.708965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.892937484871" calcext:value-type="float">
            <text:p>10.8929374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231134193502" calcext:value-type="float">
            <text:p>10.1231134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3898580171943" calcext:value-type="float">
            <text:p>11.3898580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.75627651557513" calcext:value-type="float">
            <text:p>9.7562765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17292586793364" calcext:value-type="float">
            <text:p>9.17292586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70638371561357" calcext:value-type="float">
            <text:p>9.7063837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.15614958447366" calcext:value-type="float">
            <text:p>9.1561495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45977476037544" calcext:value-type="float">
            <text:p>8.4597747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930586097682" calcext:value-type="float">
            <text:p>8.9305860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.05568381470963" calcext:value-type="float">
            <text:p>8.0556838147</text:p>
          </table:table-cell>
          <table:table-cell office:value-type="float" office:value="0.999999999999997" calcext:value-type="float">
            <text:p>1</text:p>
          </table:table-cell>
          <table:table-cell/>
          <table:table-cell office:value-type="float" office:value="8.28735274596462" calcext:value-type="float">
            <text:p>8.287352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9859745944378" calcext:value-type="float">
            <text:p>8.6985974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.66005638127826" calcext:value-type="float">
            <text:p>6.6600563813</text:p>
          </table:table-cell>
          <table:table-cell office:value-type="float" office:value="0.999999999964497" calcext:value-type="float">
            <text:p>1</text:p>
          </table:table-cell>
          <table:table-cell/>
          <table:table-cell office:value-type="float" office:value="6.08482682301928" calcext:value-type="float">
            <text:p>6.084826823</text:p>
          </table:table-cell>
          <table:table-cell office:value-type="float" office:value="0.999999998853906" calcext:value-type="float">
            <text:p>0.9999999989</text:p>
          </table:table-cell>
          <table:table-cell/>
          <table:table-cell office:value-type="float" office:value="6.27774254492636" calcext:value-type="float">
            <text:p>6.2777425449</text:p>
          </table:table-cell>
          <table:table-cell office:value-type="float" office:value="0.999999999632329" calcext:value-type="float">
            <text:p>0.999999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.55187071083477" calcext:value-type="float">
            <text:p>7.5518707108</text:p>
          </table:table-cell>
          <table:table-cell office:value-type="float" office:value="0.999999999999899" calcext:value-type="float">
            <text:p>1</text:p>
          </table:table-cell>
          <table:table-cell/>
          <table:table-cell office:value-type="float" office:value="7.00876334337585" calcext:value-type="float">
            <text:p>7.0087633434</text:p>
          </table:table-cell>
          <table:table-cell office:value-type="float" office:value="0.999999999996149" calcext:value-type="float">
            <text:p>1</text:p>
          </table:table-cell>
          <table:table-cell/>
          <table:table-cell office:value-type="float" office:value="7.60196555052336" calcext:value-type="float">
            <text:p>7.6019655505</text:p>
          </table:table-cell>
          <table:table-cell office:value-type="float" office:value="0.999999999999929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.28941739840455" calcext:value-type="float">
            <text:p>6.2894173984</text:p>
          </table:table-cell>
          <table:table-cell office:value-type="float" office:value="0.999999999638811" calcext:value-type="float">
            <text:p>0.9999999996</text:p>
          </table:table-cell>
          <table:table-cell/>
          <table:table-cell office:value-type="float" office:value="5.5853369845161" calcext:value-type="float">
            <text:p>5.5853369845</text:p>
          </table:table-cell>
          <table:table-cell office:value-type="float" office:value="0.999999980360747" calcext:value-type="float">
            <text:p>0.9999999804</text:p>
          </table:table-cell>
          <table:table-cell/>
          <table:table-cell office:value-type="float" office:value="6.0573417932276" calcext:value-type="float">
            <text:p>6.0573417932</text:p>
          </table:table-cell>
          <table:table-cell office:value-type="float" office:value="0.999999998593418" calcext:value-type="float">
            <text:p>0.9999999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20141958080023" calcext:value-type="float">
            <text:p>5.2014195808</text:p>
          </table:table-cell>
          <table:table-cell office:value-type="float" office:value="0.999999853404683" calcext:value-type="float">
            <text:p>0.9999998534</text:p>
          </table:table-cell>
          <table:table-cell/>
          <table:table-cell office:value-type="float" office:value="4.73357206805746" calcext:value-type="float">
            <text:p>4.7335720681</text:p>
          </table:table-cell>
          <table:table-cell office:value-type="float" office:value="0.999998547124163" calcext:value-type="float">
            <text:p>0.9999985471</text:p>
          </table:table-cell>
          <table:table-cell/>
          <table:table-cell office:value-type="float" office:value="4.95944883433145" calcext:value-type="float">
            <text:p>4.9594488343</text:p>
          </table:table-cell>
          <table:table-cell office:value-type="float" office:value="0.999999508999681" calcext:value-type="float">
            <text:p>0.999999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.1963426935225" calcext:value-type="float">
            <text:p>17.1963426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6101640638039" calcext:value-type="float">
            <text:p>16.6101640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4985391747371" calcext:value-type="float">
            <text:p>16.498539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.7984501450576" calcext:value-type="float">
            <text:p>15.7984501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4781011608386" calcext:value-type="float">
            <text:p>19.4781011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596688552416" calcext:value-type="float">
            <text:p>14.5966885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.6448721062906" calcext:value-type="float">
            <text:p>16.6448721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8527076916566" calcext:value-type="float">
            <text:p>15.85270769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5067241481132" calcext:value-type="float">
            <text:p>17.5067241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.6016503116418" calcext:value-type="float">
            <text:p>19.6016503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9612026682682" calcext:value-type="float">
            <text:p>14.96120266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2103171562444" calcext:value-type="float">
            <text:p>17.2103171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.7255361990882" calcext:value-type="float">
            <text:p>14.725536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520182530433" calcext:value-type="float">
            <text:p>14.852018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4452129400997" calcext:value-type="float">
            <text:p>15.4452129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994740574258" calcext:value-type="float">
            <text:p>13.999474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7947618454668" calcext:value-type="float">
            <text:p>12.7947618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9132198700758" calcext:value-type="float">
            <text:p>13.9132198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.8553396497817" calcext:value-type="float">
            <text:p>14.8553396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432281694888" calcext:value-type="float">
            <text:p>13.4322816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307396904113" calcext:value-type="float">
            <text:p>15.3307396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.1013525382862" calcext:value-type="float">
            <text:p>16.1013525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5672616487463" calcext:value-type="float">
            <text:p>13.5672616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290694001443" calcext:value-type="float">
            <text:p>15.290694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.2593082283722" calcext:value-type="float">
            <text:p>14.2593082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4510132040603" calcext:value-type="float">
            <text:p>13.4510132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442452643631" calcext:value-type="float">
            <text:p>14.844245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.5480366275596" calcext:value-type="float">
            <text:p>12.5480366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1457862018104" calcext:value-type="float">
            <text:p>11.145786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5871696831639" calcext:value-type="float">
            <text:p>11.5871696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.3275327046619" calcext:value-type="float">
            <text:p>11.3275327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8208950226385" calcext:value-type="float">
            <text:p>10.8208950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6231773899034" calcext:value-type="float">
            <text:p>11.6231773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.0970331356864" calcext:value-type="float">
            <text:p>11.0970331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3652793799496" calcext:value-type="float">
            <text:p>10.3652793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3032456452152" calcext:value-type="float">
            <text:p>11.3032456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.67298705931649" calcext:value-type="float">
            <text:p>9.67298705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04563456623845" calcext:value-type="float">
            <text:p>9.0456345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0384430166551" calcext:value-type="float">
            <text:p>10.0384430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.88378143182405" calcext:value-type="float">
            <text:p>8.8837814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6347017870254" calcext:value-type="float">
            <text:p>8.6634701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89861167512265" calcext:value-type="float">
            <text:p>8.8986116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48812722223016" calcext:value-type="float">
            <text:p>8.4881272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44357230833236" calcext:value-type="float">
            <text:p>8.44357230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05506746168632" calcext:value-type="float">
            <text:p>9.0550674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.94187697819669" calcext:value-type="float">
            <text:p>6.9418769782</text:p>
          </table:table-cell>
          <table:table-cell office:value-type="float" office:value="0.999999999993822" calcext:value-type="float">
            <text:p>1</text:p>
          </table:table-cell>
          <table:table-cell/>
          <table:table-cell office:value-type="float" office:value="6.4908070356904" calcext:value-type="float">
            <text:p>6.4908070357</text:p>
          </table:table-cell>
          <table:table-cell office:value-type="float" office:value="0.999999999894884" calcext:value-type="float">
            <text:p>0.9999999999</text:p>
          </table:table-cell>
          <table:table-cell/>
          <table:table-cell office:value-type="float" office:value="6.42814434728165" calcext:value-type="float">
            <text:p>6.4281443473</text:p>
          </table:table-cell>
          <table:table-cell office:value-type="float" office:value="0.999999999846334" calcext:value-type="float">
            <text:p>0.999999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.69484895479953" calcext:value-type="float">
            <text:p>7.6948489548</text:p>
          </table:table-cell>
          <table:table-cell office:value-type="float" office:value="0.99999999999996" calcext:value-type="float">
            <text:p>1</text:p>
          </table:table-cell>
          <table:table-cell/>
          <table:table-cell office:value-type="float" office:value="6.99609244489407" calcext:value-type="float">
            <text:p>6.9960924449</text:p>
          </table:table-cell>
          <table:table-cell office:value-type="float" office:value="0.999999999995618" calcext:value-type="float">
            <text:p>1</text:p>
          </table:table-cell>
          <table:table-cell/>
          <table:table-cell office:value-type="float" office:value="7.80787692650327" calcext:value-type="float">
            <text:p>7.8078769265</text:p>
          </table:table-cell>
          <table:table-cell office:value-type="float" office:value="0.999999999999982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.37183547148701" calcext:value-type="float">
            <text:p>6.3718354715</text:p>
          </table:table-cell>
          <table:table-cell office:value-type="float" office:value="0.999999999770879" calcext:value-type="float">
            <text:p>0.9999999998</text:p>
          </table:table-cell>
          <table:table-cell/>
          <table:table-cell office:value-type="float" office:value="5.36568107002049" calcext:value-type="float">
            <text:p>5.36568107</text:p>
          </table:table-cell>
          <table:table-cell office:value-type="float" office:value="0.999999935656108" calcext:value-type="float">
            <text:p>0.9999999357</text:p>
          </table:table-cell>
          <table:table-cell/>
          <table:table-cell office:value-type="float" office:value="6.04435054409281" calcext:value-type="float">
            <text:p>6.0443505441</text:p>
          </table:table-cell>
          <table:table-cell office:value-type="float" office:value="0.999999998436522" calcext:value-type="float">
            <text:p>0.9999999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.67935425210245" calcext:value-type="float">
            <text:p>5.6793542521</text:p>
          </table:table-cell>
          <table:table-cell office:value-type="float" office:value="0.999999988001066" calcext:value-type="float">
            <text:p>0.999999988</text:p>
          </table:table-cell>
          <table:table-cell/>
          <table:table-cell office:value-type="float" office:value="5.03683767463279" calcext:value-type="float">
            <text:p>5.0368376746</text:p>
          </table:table-cell>
          <table:table-cell office:value-type="float" office:value="0.999999659496219" calcext:value-type="float">
            <text:p>0.9999996595</text:p>
          </table:table-cell>
          <table:table-cell/>
          <table:table-cell office:value-type="float" office:value="5.05856442525684" calcext:value-type="float">
            <text:p>5.0585644253</text:p>
          </table:table-cell>
          <table:table-cell office:value-type="float" office:value="0.999999694265092" calcext:value-type="float">
            <text:p>0.9999996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.7315505474093" calcext:value-type="float">
            <text:p>16.7315505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2845158326882" calcext:value-type="float">
            <text:p>17.2845158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527327521976" calcext:value-type="float">
            <text:p>16.527327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.2785553143903" calcext:value-type="float">
            <text:p>17.2785553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2750269492463" calcext:value-type="float">
            <text:p>17.2750269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6265847603482" calcext:value-type="float">
            <text:p>15.626584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.6339748952996" calcext:value-type="float">
            <text:p>21.6339748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1716231850908" calcext:value-type="float">
            <text:p>16.1716231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6534901979456" calcext:value-type="float">
            <text:p>18.653490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.2713911262452" calcext:value-type="float">
            <text:p>16.2713911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791068271671" calcext:value-type="float">
            <text:p>14.79106827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5994831184352" calcext:value-type="float">
            <text:p>16.599483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.9230326988" calcext:value-type="float">
            <text:p>14.923032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7362132259402" calcext:value-type="float">
            <text:p>12.7362132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5167344656255" calcext:value-type="float">
            <text:p>14.5167344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.3325424994064" calcext:value-type="float">
            <text:p>15.3325424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2669070694924" calcext:value-type="float">
            <text:p>14.2669070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3240970232926" calcext:value-type="float">
            <text:p>16.3240970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.2114452102452" calcext:value-type="float">
            <text:p>16.2114452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803794963221" calcext:value-type="float">
            <text:p>13.8037949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6390442991627" calcext:value-type="float">
            <text:p>15.639044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0684256349433" calcext:value-type="float">
            <text:p>16.0684256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7394440268907" calcext:value-type="float">
            <text:p>13.7394440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8907542277971" calcext:value-type="float">
            <text:p>15.8907542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.486559644987" calcext:value-type="float">
            <text:p>13.486559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8755615357369" calcext:value-type="float">
            <text:p>11.8755615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1321825519391" calcext:value-type="float">
            <text:p>12.1321825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.953030166377" calcext:value-type="float">
            <text:p>11.953030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7299835574314" calcext:value-type="float">
            <text:p>10.7299835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9041506500116" calcext:value-type="float">
            <text:p>11.90415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.4039918825204" calcext:value-type="float">
            <text:p>11.4039918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548005892014" calcext:value-type="float">
            <text:p>10.6548005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6872288271328" calcext:value-type="float">
            <text:p>11.6872288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.5705576685039" calcext:value-type="float">
            <text:p>10.5705576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10856382088352" calcext:value-type="float">
            <text:p>9.1085638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3891957476921" calcext:value-type="float">
            <text:p>10.3891957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.6727071239692" calcext:value-type="float">
            <text:p>9.672707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8846768094839" calcext:value-type="float">
            <text:p>8.88467680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6415507547389" calcext:value-type="float">
            <text:p>9.6641550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.81966024444834" calcext:value-type="float">
            <text:p>8.8196602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58918132548188" calcext:value-type="float">
            <text:p>8.5891813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07561946641976" calcext:value-type="float">
            <text:p>9.0756194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.01730250826542" calcext:value-type="float">
            <text:p>7.0173025083</text:p>
          </table:table-cell>
          <table:table-cell office:value-type="float" office:value="0.99999999999601" calcext:value-type="float">
            <text:p>1</text:p>
          </table:table-cell>
          <table:table-cell/>
          <table:table-cell office:value-type="float" office:value="6.48772966151378" calcext:value-type="float">
            <text:p>6.4877296615</text:p>
          </table:table-cell>
          <table:table-cell office:value-type="float" office:value="0.999999999888928" calcext:value-type="float">
            <text:p>0.9999999999</text:p>
          </table:table-cell>
          <table:table-cell/>
          <table:table-cell office:value-type="float" office:value="6.67538690317734" calcext:value-type="float">
            <text:p>6.6753869032</text:p>
          </table:table-cell>
          <table:table-cell office:value-type="float" office:value="0.999999999965018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.78614398929003" calcext:value-type="float">
            <text:p>7.7861439893</text:p>
          </table:table-cell>
          <table:table-cell office:value-type="float" office:value="0.999999999999977" calcext:value-type="float">
            <text:p>1</text:p>
          </table:table-cell>
          <table:table-cell/>
          <table:table-cell office:value-type="float" office:value="7.13585965379719" calcext:value-type="float">
            <text:p>7.1358596538</text:p>
          </table:table-cell>
          <table:table-cell office:value-type="float" office:value="0.999999999998147" calcext:value-type="float">
            <text:p>1</text:p>
          </table:table-cell>
          <table:table-cell/>
          <table:table-cell office:value-type="float" office:value="7.47927923046841" calcext:value-type="float">
            <text:p>7.4792792305</text:p>
          </table:table-cell>
          <table:table-cell office:value-type="float" office:value="0.999999999999813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.99027908557347" calcext:value-type="float">
            <text:p>5.9902790856</text:p>
          </table:table-cell>
          <table:table-cell office:value-type="float" office:value="0.999999997802856" calcext:value-type="float">
            <text:p>0.9999999978</text:p>
          </table:table-cell>
          <table:table-cell/>
          <table:table-cell office:value-type="float" office:value="5.64966767021092" calcext:value-type="float">
            <text:p>5.6496676702</text:p>
          </table:table-cell>
          <table:table-cell office:value-type="float" office:value="0.999999985451569" calcext:value-type="float">
            <text:p>0.9999999855</text:p>
          </table:table-cell>
          <table:table-cell/>
          <table:table-cell office:value-type="float" office:value="5.84038166007661" calcext:value-type="float">
            <text:p>5.8403816601</text:p>
          </table:table-cell>
          <table:table-cell office:value-type="float" office:value="0.999999994896071" calcext:value-type="float">
            <text:p>0.9999999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.1649315589136" calcext:value-type="float">
            <text:p>6.1649315589</text:p>
          </table:table-cell>
          <table:table-cell office:value-type="float" office:value="0.999999999201662" calcext:value-type="float">
            <text:p>0.9999999992</text:p>
          </table:table-cell>
          <table:table-cell/>
          <table:table-cell office:value-type="float" office:value="5.4196171833865" calcext:value-type="float">
            <text:p>5.4196171834</text:p>
          </table:table-cell>
          <table:table-cell office:value-type="float" office:value="0.999999950700823" calcext:value-type="float">
            <text:p>0.9999999507</text:p>
          </table:table-cell>
          <table:table-cell/>
          <table:table-cell office:value-type="float" office:value="6.01749635571836" calcext:value-type="float">
            <text:p>6.0174963557</text:p>
          </table:table-cell>
          <table:table-cell office:value-type="float" office:value="0.999999998133326" calcext:value-type="float">
            <text:p>0.99999999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7.6568681227621" calcext:value-type="float">
            <text:p>17.6568681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8198750738671" calcext:value-type="float">
            <text:p>16.8198750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1466820237489" calcext:value-type="float">
            <text:p>17.1466820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.912032980838" calcext:value-type="float">
            <text:p>13.9120329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0476997617223" calcext:value-type="float">
            <text:p>17.0476997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855805085084" calcext:value-type="float">
            <text:p>14.8855805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.852639010864" calcext:value-type="float">
            <text:p>17.8526390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5821561770239" calcext:value-type="float">
            <text:p>14.582156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0788804550172" calcext:value-type="float">
            <text:p>16.078880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.1478702485162" calcext:value-type="float">
            <text:p>17.1478702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8689383208404" calcext:value-type="float">
            <text:p>13.8689383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6064459459464" calcext:value-type="float">
            <text:p>15.6064459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.9653533407037" calcext:value-type="float">
            <text:p>16.9653533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9530036096685" calcext:value-type="float">
            <text:p>13.9530036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6959871319689" calcext:value-type="float">
            <text:p>15.695987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.5576010438266" calcext:value-type="float">
            <text:p>17.5576010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5875547204885" calcext:value-type="float">
            <text:p>13.5875547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7044272807351" calcext:value-type="float">
            <text:p>14.7044272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.6436338151624" calcext:value-type="float">
            <text:p>16.6436338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3520947980196" calcext:value-type="float">
            <text:p>13.352094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647004075019" calcext:value-type="float">
            <text:p>14.8647004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.0987662281553" calcext:value-type="float">
            <text:p>14.0987662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3126973645988" calcext:value-type="float">
            <text:p>11.3126973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1606315860825" calcext:value-type="float">
            <text:p>12.1606315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.809097402215" calcext:value-type="float">
            <text:p>12.8090974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13639489213" calcext:value-type="float">
            <text:p>11.0013639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0191740164567" calcext:value-type="float">
            <text:p>12.0191740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.0340921619881" calcext:value-type="float">
            <text:p>12.034092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88321274073" calcext:value-type="float">
            <text:p>10.6883212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2095001320327" calcext:value-type="float">
            <text:p>11.209500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.1962255133868" calcext:value-type="float">
            <text:p>10.1962255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97506480590023" calcext:value-type="float">
            <text:p>8.9750648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392654144578" calcext:value-type="float">
            <text:p>9.6392654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.77552044912324" calcext:value-type="float">
            <text:p>9.7755204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78780699318583" calcext:value-type="float">
            <text:p>8.7878069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25418036012942" calcext:value-type="float">
            <text:p>9.2541803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.25863978575101" calcext:value-type="float">
            <text:p>9.2586397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45940392393701" calcext:value-type="float">
            <text:p>8.4594039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06982505915042" calcext:value-type="float">
            <text:p>9.0698250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.48962205750633" calcext:value-type="float">
            <text:p>6.4896220575</text:p>
          </table:table-cell>
          <table:table-cell office:value-type="float" office:value="0.999999999885075" calcext:value-type="float">
            <text:p>0.9999999999</text:p>
          </table:table-cell>
          <table:table-cell/>
          <table:table-cell office:value-type="float" office:value="5.74991237209232" calcext:value-type="float">
            <text:p>5.7499123721</text:p>
          </table:table-cell>
          <table:table-cell office:value-type="float" office:value="0.999999991695487" calcext:value-type="float">
            <text:p>0.9999999917</text:p>
          </table:table-cell>
          <table:table-cell/>
          <table:table-cell office:value-type="float" office:value="5.92591397056474" calcext:value-type="float">
            <text:p>5.9259139706</text:p>
          </table:table-cell>
          <table:table-cell office:value-type="float" office:value="0.999999996885812" calcext:value-type="float">
            <text:p>0.99999999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.90245559067784" calcext:value-type="float">
            <text:p>7.9024555907</text:p>
          </table:table-cell>
          <table:table-cell office:value-type="float" office:value="0.999999999999989" calcext:value-type="float">
            <text:p>1</text:p>
          </table:table-cell>
          <table:table-cell/>
          <table:table-cell office:value-type="float" office:value="6.90985500732804" calcext:value-type="float">
            <text:p>6.9098550073</text:p>
          </table:table-cell>
          <table:table-cell office:value-type="float" office:value="0.999999999991474" calcext:value-type="float">
            <text:p>1</text:p>
          </table:table-cell>
          <table:table-cell/>
          <table:table-cell office:value-type="float" office:value="7.60570049548184" calcext:value-type="float">
            <text:p>7.6057004955</text:p>
          </table:table-cell>
          <table:table-cell office:value-type="float" office:value="0.999999999999914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.57073874263562" calcext:value-type="float">
            <text:p>6.5707387426</text:p>
          </table:table-cell>
          <table:table-cell office:value-type="float" office:value="0.999999999924067" calcext:value-type="float">
            <text:p>0.9999999999</text:p>
          </table:table-cell>
          <table:table-cell/>
          <table:table-cell office:value-type="float" office:value="5.78725151573325" calcext:value-type="float">
            <text:p>5.7872515157</text:p>
          </table:table-cell>
          <table:table-cell office:value-type="float" office:value="0.999999992895803" calcext:value-type="float">
            <text:p>0.9999999929</text:p>
          </table:table-cell>
          <table:table-cell/>
          <table:table-cell office:value-type="float" office:value="6.17742909294688" calcext:value-type="float">
            <text:p>6.1774290929</text:p>
          </table:table-cell>
          <table:table-cell office:value-type="float" office:value="0.999999999215856" calcext:value-type="float">
            <text:p>0.9999999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.75146579566627" calcext:value-type="float">
            <text:p>5.7514657957</text:p>
          </table:table-cell>
          <table:table-cell office:value-type="float" office:value="0.999999991420018" calcext:value-type="float">
            <text:p>0.9999999914</text:p>
          </table:table-cell>
          <table:table-cell/>
          <table:table-cell office:value-type="float" office:value="5.15469052437201" calcext:value-type="float">
            <text:p>5.1546905244</text:p>
          </table:table-cell>
          <table:table-cell office:value-type="float" office:value="0.999999803252224" calcext:value-type="float">
            <text:p>0.9999998033</text:p>
          </table:table-cell>
          <table:table-cell/>
          <table:table-cell office:value-type="float" office:value="5.51157852446869" calcext:value-type="float">
            <text:p>5.5115785245</text:p>
          </table:table-cell>
          <table:table-cell office:value-type="float" office:value="0.999999968754187" calcext:value-type="float">
            <text:p>0.9999999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.7285917960815" calcext:value-type="float">
            <text:p>16.7285917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774437918454" calcext:value-type="float">
            <text:p>17.7744379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1793562800492" calcext:value-type="float">
            <text:p>17.17935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4.5331549364087" calcext:value-type="float">
            <text:p>14.5331549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5696886073219" calcext:value-type="float">
            <text:p>17.5696886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814231946204" calcext:value-type="float">
            <text:p>15.3814231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.9024297964148" calcext:value-type="float">
            <text:p>15.9024297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1381743819552" calcext:value-type="float">
            <text:p>14.138174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3084722908267" calcext:value-type="float">
            <text:p>16.3084722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9341762532284" calcext:value-type="float">
            <text:p>16.93417625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2776273873666" calcext:value-type="float">
            <text:p>15.27762738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087011825897" calcext:value-type="float">
            <text:p>18.0870118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.436710643821" calcext:value-type="float">
            <text:p>17.4367106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9504744162701" calcext:value-type="float">
            <text:p>14.9504744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3580787693453" calcext:value-type="float">
            <text:p>17.3580787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3780951501655" calcext:value-type="float">
            <text:p>16.3780951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5104303395164" calcext:value-type="float">
            <text:p>14.5104303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1806574454191" calcext:value-type="float">
            <text:p>17.1806574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.1503971826323" calcext:value-type="float">
            <text:p>14.1503971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4565970735081" calcext:value-type="float">
            <text:p>12.4565970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5730968348896" calcext:value-type="float">
            <text:p>13.5730968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.2549813765635" calcext:value-type="float">
            <text:p>12.2549813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3919262301071" calcext:value-type="float">
            <text:p>11.3919262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7203348037068" calcext:value-type="float">
            <text:p>12.7203348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.7644097462829" calcext:value-type="float">
            <text:p>11.7644097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452200477543" calcext:value-type="float">
            <text:p>11.4522004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772013014507" calcext:value-type="float">
            <text:p>12.877201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.451577341112" calcext:value-type="float">
            <text:p>10.451577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76711808617066" calcext:value-type="float">
            <text:p>9.7671180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373778469281" calcext:value-type="float">
            <text:p>11.0373778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.47069758014145" calcext:value-type="float">
            <text:p>9.4706975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4443317460295" calcext:value-type="float">
            <text:p>8.6444331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4791211367426" calcext:value-type="float">
            <text:p>9.647912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.98059217498372" calcext:value-type="float">
            <text:p>8.980592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31112342570684" calcext:value-type="float">
            <text:p>9.3111234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554638880234" calcext:value-type="float">
            <text:p>10.155463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25514996059727" calcext:value-type="float">
            <text:p>6.2551499606</text:p>
          </table:table-cell>
          <table:table-cell office:value-type="float" office:value="0.999999999510437" calcext:value-type="float">
            <text:p>0.9999999995</text:p>
          </table:table-cell>
          <table:table-cell/>
          <table:table-cell office:value-type="float" office:value="5.73015759709848" calcext:value-type="float">
            <text:p>5.7301575971</text:p>
          </table:table-cell>
          <table:table-cell office:value-type="float" office:value="0.999999990415948" calcext:value-type="float">
            <text:p>0.9999999904</text:p>
          </table:table-cell>
          <table:table-cell/>
          <table:table-cell office:value-type="float" office:value="5.97145910205942" calcext:value-type="float">
            <text:p>5.9714591021</text:p>
          </table:table-cell>
          <table:table-cell office:value-type="float" office:value="0.999999997493976" calcext:value-type="float">
            <text:p>0.9999999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.59164547753462" calcext:value-type="float">
            <text:p>7.5916454775</text:p>
          </table:table-cell>
          <table:table-cell office:value-type="float" office:value="0.999999999999895" calcext:value-type="float">
            <text:p>1</text:p>
          </table:table-cell>
          <table:table-cell/>
          <table:table-cell office:value-type="float" office:value="7.30268906609123" calcext:value-type="float">
            <text:p>7.3026890661</text:p>
          </table:table-cell>
          <table:table-cell office:value-type="float" office:value="0.999999999999274" calcext:value-type="float">
            <text:p>1</text:p>
          </table:table-cell>
          <table:table-cell/>
          <table:table-cell office:value-type="float" office:value="8.11971437317408" calcext:value-type="float">
            <text:p>8.1197143732</text:p>
          </table:table-cell>
          <table:table-cell office:value-type="float" office:value="0.999999999999997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.2671202489416" calcext:value-type="float">
            <text:p>6.2671202489</text:p>
          </table:table-cell>
          <table:table-cell office:value-type="float" office:value="0.999999999508033" calcext:value-type="float">
            <text:p>0.9999999995</text:p>
          </table:table-cell>
          <table:table-cell/>
          <table:table-cell office:value-type="float" office:value="5.8080386643756" calcext:value-type="float">
            <text:p>5.8080386644</text:p>
          </table:table-cell>
          <table:table-cell office:value-type="float" office:value="0.99999999338871" calcext:value-type="float">
            <text:p>0.9999999934</text:p>
          </table:table-cell>
          <table:table-cell/>
          <table:table-cell office:value-type="float" office:value="6.10005493530571" calcext:value-type="float">
            <text:p>6.1000549353</text:p>
          </table:table-cell>
          <table:table-cell office:value-type="float" office:value="0.999999998710923" calcext:value-type="float">
            <text:p>0.9999999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.04853582120742" calcext:value-type="float">
            <text:p>5.0485358212</text:p>
          </table:table-cell>
          <table:table-cell office:value-type="float" office:value="0.999999657698929" calcext:value-type="float">
            <text:p>0.9999996577</text:p>
          </table:table-cell>
          <table:table-cell/>
          <table:table-cell office:value-type="float" office:value="4.22597529833314" calcext:value-type="float">
            <text:p>4.2259752983</text:p>
          </table:table-cell>
          <table:table-cell office:value-type="float" office:value="0.999985172053744" calcext:value-type="float">
            <text:p>0.9999851721</text:p>
          </table:table-cell>
          <table:table-cell/>
          <table:table-cell office:value-type="float" office:value="4.77709292556654" calcext:value-type="float">
            <text:p>4.7770929256</text:p>
          </table:table-cell>
          <table:table-cell office:value-type="float" office:value="0.999998738972321" calcext:value-type="float">
            <text:p>0.999998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.9818306598928" calcext:value-type="float">
            <text:p>18.9818306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7912251323914" calcext:value-type="float">
            <text:p>18.7912251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7546736893937" calcext:value-type="float">
            <text:p>17.7546736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.9752546323749" calcext:value-type="float">
            <text:p>18.9752546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7688847050351" calcext:value-type="float">
            <text:p>15.768884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7167588838094" calcext:value-type="float">
            <text:p>17.7167588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.2954234866882" calcext:value-type="float">
            <text:p>15.295423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5884423983195" calcext:value-type="float">
            <text:p>14.5884423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3318468089266" calcext:value-type="float">
            <text:p>16.3318468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.9590138943358" calcext:value-type="float">
            <text:p>15.959013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728473309074" calcext:value-type="float">
            <text:p>13.7284733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4820865514518" calcext:value-type="float">
            <text:p>15.4820865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.0182697783969" calcext:value-type="float">
            <text:p>15.0182697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2086174057047" calcext:value-type="float">
            <text:p>13.2086174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1679516268075" calcext:value-type="float">
            <text:p>15.1679516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.6960951649329" calcext:value-type="float">
            <text:p>12.69609516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5895147272821" calcext:value-type="float">
            <text:p>11.5895147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1428799580884" calcext:value-type="float">
            <text:p>12.1428799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.8597889726471" calcext:value-type="float">
            <text:p>10.8597889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176013815084" calcext:value-type="float">
            <text:p>10.6176013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4059324470078" calcext:value-type="float">
            <text:p>11.405932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.4402725177402" calcext:value-type="float">
            <text:p>10.4402725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2983886707229" calcext:value-type="float">
            <text:p>10.2983886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1000625776329" calcext:value-type="float">
            <text:p>11.1000625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.90238731185378" calcext:value-type="float">
            <text:p>8.9023873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28420049060939" calcext:value-type="float">
            <text:p>8.2842004906</text:p>
          </table:table-cell>
          <table:table-cell office:value-type="float" office:value="0.999999999999999" calcext:value-type="float">
            <text:p>1</text:p>
          </table:table-cell>
          <table:table-cell/>
          <table:table-cell office:value-type="float" office:value="9.0816812902625" calcext:value-type="float">
            <text:p>9.081681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.43426362234853" calcext:value-type="float">
            <text:p>8.4342636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80249222033777" calcext:value-type="float">
            <text:p>7.8024922203</text:p>
          </table:table-cell>
          <table:table-cell office:value-type="float" office:value="0.999999999999977" calcext:value-type="float">
            <text:p>1</text:p>
          </table:table-cell>
          <table:table-cell/>
          <table:table-cell office:value-type="float" office:value="8.44094852486473" calcext:value-type="float">
            <text:p>8.4409485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.17612202489241" calcext:value-type="float">
            <text:p>8.1761220249</text:p>
          </table:table-cell>
          <table:table-cell office:value-type="float" office:value="0.999999999999998" calcext:value-type="float">
            <text:p>1</text:p>
          </table:table-cell>
          <table:table-cell/>
          <table:table-cell office:value-type="float" office:value="8.14720206412613" calcext:value-type="float">
            <text:p>8.1472020641</text:p>
          </table:table-cell>
          <table:table-cell office:value-type="float" office:value="0.999999999999998" calcext:value-type="float">
            <text:p>1</text:p>
          </table:table-cell>
          <table:table-cell/>
          <table:table-cell office:value-type="float" office:value="8.82937822320078" calcext:value-type="float">
            <text:p>8.8293782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.15475909631224" calcext:value-type="float">
            <text:p>6.1547590963</text:p>
          </table:table-cell>
          <table:table-cell office:value-type="float" office:value="0.999999999098766" calcext:value-type="float">
            <text:p>0.9999999991</text:p>
          </table:table-cell>
          <table:table-cell/>
          <table:table-cell office:value-type="float" office:value="5.40922843721792" calcext:value-type="float">
            <text:p>5.4092284372</text:p>
          </table:table-cell>
          <table:table-cell office:value-type="float" office:value="0.999999945897491" calcext:value-type="float">
            <text:p>0.9999999459</text:p>
          </table:table-cell>
          <table:table-cell/>
          <table:table-cell office:value-type="float" office:value="5.6974226998754" calcext:value-type="float">
            <text:p>5.6974226999</text:p>
          </table:table-cell>
          <table:table-cell office:value-type="float" office:value="0.999999988319781" calcext:value-type="float">
            <text:p>0.9999999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.55884284883234" calcext:value-type="float">
            <text:p>7.5588428488</text:p>
          </table:table-cell>
          <table:table-cell office:value-type="float" office:value="0.999999999999863" calcext:value-type="float">
            <text:p>1</text:p>
          </table:table-cell>
          <table:table-cell/>
          <table:table-cell office:value-type="float" office:value="7.29516291760123" calcext:value-type="float">
            <text:p>7.2951629176</text:p>
          </table:table-cell>
          <table:table-cell office:value-type="float" office:value="0.999999999999208" calcext:value-type="float">
            <text:p>1</text:p>
          </table:table-cell>
          <table:table-cell/>
          <table:table-cell office:value-type="float" office:value="7.64974994431312" calcext:value-type="float">
            <text:p>7.6497499443</text:p>
          </table:table-cell>
          <table:table-cell office:value-type="float" office:value="0.999999999999926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.59544792742456" calcext:value-type="float">
            <text:p>6.5954479274</text:p>
          </table:table-cell>
          <table:table-cell office:value-type="float" office:value="0.99999999992732" calcext:value-type="float">
            <text:p>0.9999999999</text:p>
          </table:table-cell>
          <table:table-cell/>
          <table:table-cell office:value-type="float" office:value="5.92678090751254" calcext:value-type="float">
            <text:p>5.9267809075</text:p>
          </table:table-cell>
          <table:table-cell office:value-type="float" office:value="0.999999996482516" calcext:value-type="float">
            <text:p>0.9999999965</text:p>
          </table:table-cell>
          <table:table-cell/>
          <table:table-cell office:value-type="float" office:value="6.14005676417261" calcext:value-type="float">
            <text:p>6.1400567642</text:p>
          </table:table-cell>
          <table:table-cell office:value-type="float" office:value="0.999999998943555" calcext:value-type="float">
            <text:p>0.99999999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.61444773684677" calcext:value-type="float">
            <text:p>5.6144477368</text:p>
          </table:table-cell>
          <table:table-cell office:value-type="float" office:value="0.999999980848059" calcext:value-type="float">
            <text:p>0.9999999808</text:p>
          </table:table-cell>
          <table:table-cell/>
          <table:table-cell office:value-type="float" office:value="4.7935264565068" calcext:value-type="float">
            <text:p>4.7935264565</text:p>
          </table:table-cell>
          <table:table-cell office:value-type="float" office:value="0.99999881896274" calcext:value-type="float">
            <text:p>0.999998819</text:p>
          </table:table-cell>
          <table:table-cell/>
          <table:table-cell office:value-type="float" office:value="5.09067049048441" calcext:value-type="float">
            <text:p>5.0906704905</text:p>
          </table:table-cell>
          <table:table-cell office:value-type="float" office:value="0.999999717776987" calcext:value-type="float">
            <text:p>0.9999997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.1607019861493" calcext:value-type="float">
            <text:p>17.1607019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7121086086078" calcext:value-type="float">
            <text:p>16.7121086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497130813088" calcext:value-type="float">
            <text:p>16.4971308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4.5801790162843" calcext:value-type="float">
            <text:p>14.5801790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694769073773" calcext:value-type="float">
            <text:p>14.6947690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6046181626615" calcext:value-type="float">
            <text:p>14.6046181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.6941420681394" calcext:value-type="float">
            <text:p>17.6941420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920998694959" calcext:value-type="float">
            <text:p>15.3920998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3172856431915" calcext:value-type="float">
            <text:p>18.3172856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.395355451353" calcext:value-type="float">
            <text:p>17.39535545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4429433142747" calcext:value-type="float">
            <text:p>15.4429433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5785721180878" calcext:value-type="float">
            <text:p>18.5785721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.6650530974137" calcext:value-type="float">
            <text:p>14.6650530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1808688610918" calcext:value-type="float">
            <text:p>13.1808688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3339281470092" calcext:value-type="float">
            <text:p>14.333928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.7345594205924" calcext:value-type="float">
            <text:p>12.7345594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3272065759961" calcext:value-type="float">
            <text:p>12.327206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6532533026446" calcext:value-type="float">
            <text:p>13.653253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.4745318235943" calcext:value-type="float">
            <text:p>12.4745318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3317187093059" calcext:value-type="float">
            <text:p>11.3317187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1951108357769" calcext:value-type="float">
            <text:p>13.1951108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.8677003392755" calcext:value-type="float">
            <text:p>10.8677003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79224563589118" calcext:value-type="float">
            <text:p>9.7922456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8082762453865" calcext:value-type="float">
            <text:p>10.8082762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.59015835213053" calcext:value-type="float">
            <text:p>9.59015835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76165386406099" calcext:value-type="float">
            <text:p>8.7616538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5692114879588" calcext:value-type="float">
            <text:p>9.56921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.74900237833996" calcext:value-type="float">
            <text:p>9.7490023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3804132325232" calcext:value-type="float">
            <text:p>9.3804132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5171194211483" calcext:value-type="float">
            <text:p>10.5171194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.37287965702866" calcext:value-type="float">
            <text:p>6.372879657</text:p>
          </table:table-cell>
          <table:table-cell office:value-type="float" office:value="0.999999999743115" calcext:value-type="float">
            <text:p>0.9999999997</text:p>
          </table:table-cell>
          <table:table-cell/>
          <table:table-cell office:value-type="float" office:value="5.91110893476702" calcext:value-type="float">
            <text:p>5.9111089348</text:p>
          </table:table-cell>
          <table:table-cell office:value-type="float" office:value="0.999999996343864" calcext:value-type="float">
            <text:p>0.9999999963</text:p>
          </table:table-cell>
          <table:table-cell/>
          <table:table-cell office:value-type="float" office:value="6.08912509246585" calcext:value-type="float">
            <text:p>6.0891250925</text:p>
          </table:table-cell>
          <table:table-cell office:value-type="float" office:value="0.999999998662035" calcext:value-type="float">
            <text:p>0.99999999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.98834450469867" calcext:value-type="float">
            <text:p>7.9883445047</text:p>
          </table:table-cell>
          <table:table-cell office:value-type="float" office:value="0.999999999999992" calcext:value-type="float">
            <text:p>1</text:p>
          </table:table-cell>
          <table:table-cell/>
          <table:table-cell office:value-type="float" office:value="7.69128219336206" calcext:value-type="float">
            <text:p>7.6912821934</text:p>
          </table:table-cell>
          <table:table-cell office:value-type="float" office:value="0.999999999999941" calcext:value-type="float">
            <text:p>1</text:p>
          </table:table-cell>
          <table:table-cell/>
          <table:table-cell office:value-type="float" office:value="8.34281664331518" calcext:value-type="float">
            <text:p>8.3428166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.27347176371486" calcext:value-type="float">
            <text:p>6.2734717637</text:p>
          </table:table-cell>
          <table:table-cell office:value-type="float" office:value="0.999999999498706" calcext:value-type="float">
            <text:p>0.9999999995</text:p>
          </table:table-cell>
          <table:table-cell/>
          <table:table-cell office:value-type="float" office:value="5.71150391437159" calcext:value-type="float">
            <text:p>5.7115039144</text:p>
          </table:table-cell>
          <table:table-cell office:value-type="float" office:value="0.999999988354576" calcext:value-type="float">
            <text:p>0.9999999884</text:p>
          </table:table-cell>
          <table:table-cell/>
          <table:table-cell office:value-type="float" office:value="6.12618946293251" calcext:value-type="float">
            <text:p>6.1261894629</text:p>
          </table:table-cell>
          <table:table-cell office:value-type="float" office:value="0.999999998831489" calcext:value-type="float">
            <text:p>0.9999999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.09638502978911" calcext:value-type="float">
            <text:p>6.0963850298</text:p>
          </table:table-cell>
          <table:table-cell office:value-type="float" office:value="0.999999998625719" calcext:value-type="float">
            <text:p>0.9999999986</text:p>
          </table:table-cell>
          <table:table-cell/>
          <table:table-cell office:value-type="float" office:value="5.34233496546919" calcext:value-type="float">
            <text:p>5.3423349655</text:p>
          </table:table-cell>
          <table:table-cell office:value-type="float" office:value="0.999999919311061" calcext:value-type="float">
            <text:p>0.9999999193</text:p>
          </table:table-cell>
          <table:table-cell/>
          <table:table-cell office:value-type="float" office:value="5.54274145679416" calcext:value-type="float">
            <text:p>5.5427414568</text:p>
          </table:table-cell>
          <table:table-cell office:value-type="float" office:value="0.999999971513603" calcext:value-type="float">
            <text:p>0.9999999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.5577037874323" calcext:value-type="float">
            <text:p>20.55770378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560320114965" calcext:value-type="float">
            <text:p>18.560320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1577569567549" calcext:value-type="float">
            <text:p>19.1577569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3.3230821624662" calcext:value-type="float">
            <text:p>13.3230821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5491042102214" calcext:value-type="float">
            <text:p>17.5491042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4456934437675" calcext:value-type="float">
            <text:p>15.4456934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9420347743003" calcext:value-type="float">
            <text:p>16.9420347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1231968236763" calcext:value-type="float">
            <text:p>15.12319682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2809974505587" calcext:value-type="float">
            <text:p>18.2809974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3.8132057321497" calcext:value-type="float">
            <text:p>13.8132057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4609976013907" calcext:value-type="float">
            <text:p>12.4609976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0572327115895" calcext:value-type="float">
            <text:p>13.0572327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.0112026566028" calcext:value-type="float">
            <text:p>12.0112026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6946816408614" calcext:value-type="float">
            <text:p>11.6946816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3377010101999" calcext:value-type="float">
            <text:p>12.3377010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.360341882931" calcext:value-type="float">
            <text:p>11.3603418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364527294371" calcext:value-type="float">
            <text:p>11.0364527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3544308730503" calcext:value-type="float">
            <text:p>12.3544308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.0593680059446" calcext:value-type="float">
            <text:p>11.0593680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575525914415" calcext:value-type="float">
            <text:p>10.1575525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1591293481306" calcext:value-type="float">
            <text:p>11.1591293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.51492574953558" calcext:value-type="float">
            <text:p>9.5149257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42339838937905" calcext:value-type="float">
            <text:p>9.4233983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85627689133325" calcext:value-type="float">
            <text:p>9.8562768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.89806029266251" calcext:value-type="float">
            <text:p>8.8980602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25139774292512" calcext:value-type="float">
            <text:p>9.251397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78690350224043" calcext:value-type="float">
            <text:p>9.7869035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.00639129887527" calcext:value-type="float">
            <text:p>7.0063912989</text:p>
          </table:table-cell>
          <table:table-cell office:value-type="float" office:value="0.999999999994713" calcext:value-type="float">
            <text:p>1</text:p>
          </table:table-cell>
          <table:table-cell/>
          <table:table-cell office:value-type="float" office:value="6.49353950987013" calcext:value-type="float">
            <text:p>6.4935395099</text:p>
          </table:table-cell>
          <table:table-cell office:value-type="float" office:value="0.999999999874224" calcext:value-type="float">
            <text:p>0.9999999999</text:p>
          </table:table-cell>
          <table:table-cell/>
          <table:table-cell office:value-type="float" office:value="6.93651627649519" calcext:value-type="float">
            <text:p>6.9365162765</text:p>
          </table:table-cell>
          <table:table-cell office:value-type="float" office:value="0.99999999999177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.50329195370541" calcext:value-type="float">
            <text:p>7.5032919537</text:p>
          </table:table-cell>
          <table:table-cell office:value-type="float" office:value="0.999999999999785" calcext:value-type="float">
            <text:p>1</text:p>
          </table:table-cell>
          <table:table-cell/>
          <table:table-cell office:value-type="float" office:value="6.91956310977418" calcext:value-type="float">
            <text:p>6.9195631098</text:p>
          </table:table-cell>
          <table:table-cell office:value-type="float" office:value="0.999999999990596" calcext:value-type="float">
            <text:p>1</text:p>
          </table:table-cell>
          <table:table-cell/>
          <table:table-cell office:value-type="float" office:value="7.75492444493336" calcext:value-type="float">
            <text:p>7.7549244449</text:p>
          </table:table-cell>
          <table:table-cell office:value-type="float" office:value="0.99999999999996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.34065631163731" calcext:value-type="float">
            <text:p>6.3406563116</text:p>
          </table:table-cell>
          <table:table-cell office:value-type="float" office:value="0.999999999659071" calcext:value-type="float">
            <text:p>0.9999999997</text:p>
          </table:table-cell>
          <table:table-cell/>
          <table:table-cell office:value-type="float" office:value="5.93917046248689" calcext:value-type="float">
            <text:p>5.9391704625</text:p>
          </table:table-cell>
          <table:table-cell office:value-type="float" office:value="0.99999999663818" calcext:value-type="float">
            <text:p>0.9999999966</text:p>
          </table:table-cell>
          <table:table-cell/>
          <table:table-cell office:value-type="float" office:value="6.28810449617712" calcext:value-type="float">
            <text:p>6.2881044962</text:p>
          </table:table-cell>
          <table:table-cell office:value-type="float" office:value="0.999999999537008" calcext:value-type="float">
            <text:p>0.99999999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.41884120162879" calcext:value-type="float">
            <text:p>5.4188412016</text:p>
          </table:table-cell>
          <table:table-cell office:value-type="float" office:value="0.999999945664584" calcext:value-type="float">
            <text:p>0.9999999457</text:p>
          </table:table-cell>
          <table:table-cell/>
          <table:table-cell office:value-type="float" office:value="4.807749346127" calcext:value-type="float">
            <text:p>4.8077493461</text:p>
          </table:table-cell>
          <table:table-cell office:value-type="float" office:value="0.999998884672153" calcext:value-type="float">
            <text:p>0.9999988847</text:p>
          </table:table-cell>
          <table:table-cell/>
          <table:table-cell office:value-type="float" office:value="5.14200658734991" calcext:value-type="float">
            <text:p>5.1420065873</text:p>
          </table:table-cell>
          <table:table-cell office:value-type="float" office:value="0.999999778704945" calcext:value-type="float">
            <text:p>0.99999977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.9878859280601" calcext:value-type="float">
            <text:p>18.9878859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0716104860657" calcext:value-type="float">
            <text:p>19.0716104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7641694870377" calcext:value-type="float">
            <text:p>16.76416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4.8714212111625" calcext:value-type="float">
            <text:p>14.8714212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5626854897192" calcext:value-type="float">
            <text:p>13.56268548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9481438404832" calcext:value-type="float">
            <text:p>13.9481438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.6398493127255" calcext:value-type="float">
            <text:p>15.6398493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5995920113972" calcext:value-type="float">
            <text:p>12.5995920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034466084787" calcext:value-type="float">
            <text:p>14.0344660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.2511137636594" calcext:value-type="float">
            <text:p>13.2511137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6171775198168" calcext:value-type="float">
            <text:p>11.6171775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9971341482298" calcext:value-type="float">
            <text:p>12.997134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.0394258875748" calcext:value-type="float">
            <text:p>13.0394258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8103762013491" calcext:value-type="float">
            <text:p>11.810376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521270391528" calcext:value-type="float">
            <text:p>12.8521270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.3618241929031" calcext:value-type="float">
            <text:p>11.3618241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87730257140471" calcext:value-type="float">
            <text:p>9.87730257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591496808312" calcext:value-type="float">
            <text:p>11.0591496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.994522769046" calcext:value-type="float">
            <text:p>10.994522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02680886588067" calcext:value-type="float">
            <text:p>9.02680886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5457553373858" calcext:value-type="float">
            <text:p>10.5457553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.9487352639292" calcext:value-type="float">
            <text:p>9.9487352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37504270694974" calcext:value-type="float">
            <text:p>9.37504270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7192136431652" calcext:value-type="float">
            <text:p>9.9719213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.53750072567544" calcext:value-type="float">
            <text:p>7.5375007257</text:p>
          </table:table-cell>
          <table:table-cell office:value-type="float" office:value="0.999999999999832" calcext:value-type="float">
            <text:p>1</text:p>
          </table:table-cell>
          <table:table-cell/>
          <table:table-cell office:value-type="float" office:value="6.247668174176" calcext:value-type="float">
            <text:p>6.2476681742</text:p>
          </table:table-cell>
          <table:table-cell office:value-type="float" office:value="0.999999999455471" calcext:value-type="float">
            <text:p>0.9999999995</text:p>
          </table:table-cell>
          <table:table-cell/>
          <table:table-cell office:value-type="float" office:value="7.18032278669389" calcext:value-type="float">
            <text:p>7.1803227867</text:p>
          </table:table-cell>
          <table:table-cell office:value-type="float" office:value="0.999999999998234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.74092466395948" calcext:value-type="float">
            <text:p>8.740924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42978353069564" calcext:value-type="float">
            <text:p>7.4297835307</text:p>
          </table:table-cell>
          <table:table-cell office:value-type="float" office:value="0.99999999999965" calcext:value-type="float">
            <text:p>1</text:p>
          </table:table-cell>
          <table:table-cell/>
          <table:table-cell office:value-type="float" office:value="8.51442874836271" calcext:value-type="float">
            <text:p>8.5144287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.66702748343332" calcext:value-type="float">
            <text:p>6.6670274834</text:p>
          </table:table-cell>
          <table:table-cell office:value-type="float" office:value="0.999999999950497" calcext:value-type="float">
            <text:p>1</text:p>
          </table:table-cell>
          <table:table-cell/>
          <table:table-cell office:value-type="float" office:value="5.60982860549138" calcext:value-type="float">
            <text:p>5.6098286055</text:p>
          </table:table-cell>
          <table:table-cell office:value-type="float" office:value="0.999999979706925" calcext:value-type="float">
            <text:p>0.9999999797</text:p>
          </table:table-cell>
          <table:table-cell/>
          <table:table-cell office:value-type="float" office:value="6.2004393136354" calcext:value-type="float">
            <text:p>6.2004393136</text:p>
          </table:table-cell>
          <table:table-cell office:value-type="float" office:value="0.999999999223803" calcext:value-type="float">
            <text:p>0.9999999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.44516571530681" calcext:value-type="float">
            <text:p>6.4451657153</text:p>
          </table:table-cell>
          <table:table-cell office:value-type="float" office:value="0.999999999816102" calcext:value-type="float">
            <text:p>0.9999999998</text:p>
          </table:table-cell>
          <table:table-cell/>
          <table:table-cell office:value-type="float" office:value="5.13422303586242" calcext:value-type="float">
            <text:p>5.1342230359</text:p>
          </table:table-cell>
          <table:table-cell office:value-type="float" office:value="0.999999768517137" calcext:value-type="float">
            <text:p>0.9999997685</text:p>
          </table:table-cell>
          <table:table-cell/>
          <table:table-cell office:value-type="float" office:value="5.78734374015686" calcext:value-type="float">
            <text:p>5.7873437402</text:p>
          </table:table-cell>
          <table:table-cell office:value-type="float" office:value="0.99999999226478" calcext:value-type="float">
            <text:p>0.9999999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.5290828077682" calcext:value-type="float">
            <text:p>19.5290828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.205100351737" calcext:value-type="float">
            <text:p>18.2051003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5654989020615" calcext:value-type="float">
            <text:p>19.5654989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5.3156873626819" calcext:value-type="float">
            <text:p>15.3156873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0230448141701" calcext:value-type="float">
            <text:p>13.0230448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716031591418" calcext:value-type="float">
            <text:p>14.7160315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.2864065549284" calcext:value-type="float">
            <text:p>11.2864065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449955772539" calcext:value-type="float">
            <text:p>10.1449955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2031465182762" calcext:value-type="float">
            <text:p>11.2031465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.8736591677453" calcext:value-type="float">
            <text:p>10.8736591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3235716769929" calcext:value-type="float">
            <text:p>10.323571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7977048666373" calcext:value-type="float">
            <text:p>11.797704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.47058445181119" calcext:value-type="float">
            <text:p>8.4705844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98814233314449" calcext:value-type="float">
            <text:p>7.9881423331</text:p>
          </table:table-cell>
          <table:table-cell office:value-type="float" office:value="0.999999999999993" calcext:value-type="float">
            <text:p>1</text:p>
          </table:table-cell>
          <table:table-cell/>
          <table:table-cell office:value-type="float" office:value="8.49617906900271" calcext:value-type="float">
            <text:p>8.496179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.52717097440705" calcext:value-type="float">
            <text:p>7.5271709744</text:p>
          </table:table-cell>
          <table:table-cell office:value-type="float" office:value="0.999999999999813" calcext:value-type="float">
            <text:p>1</text:p>
          </table:table-cell>
          <table:table-cell/>
          <table:table-cell office:value-type="float" office:value="6.73422699704944" calcext:value-type="float">
            <text:p>6.734226997</text:p>
          </table:table-cell>
          <table:table-cell office:value-type="float" office:value="0.99999999996975" calcext:value-type="float">
            <text:p>1</text:p>
          </table:table-cell>
          <table:table-cell/>
          <table:table-cell office:value-type="float" office:value="7.51212276350105" calcext:value-type="float">
            <text:p>7.5121227635</text:p>
          </table:table-cell>
          <table:table-cell office:value-type="float" office:value="0.999999999999793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.22953471977769" calcext:value-type="float">
            <text:p>7.2295347198</text:p>
          </table:table-cell>
          <table:table-cell office:value-type="float" office:value="0.999999999998664" calcext:value-type="float">
            <text:p>1</text:p>
          </table:table-cell>
          <table:table-cell/>
          <table:table-cell office:value-type="float" office:value="7.0891512595943" calcext:value-type="float">
            <text:p>7.0891512596</text:p>
          </table:table-cell>
          <table:table-cell office:value-type="float" office:value="0.999999999996692" calcext:value-type="float">
            <text:p>1</text:p>
          </table:table-cell>
          <table:table-cell/>
          <table:table-cell office:value-type="float" office:value="7.64203197974546" calcext:value-type="float">
            <text:p>7.6420319797</text:p>
          </table:table-cell>
          <table:table-cell office:value-type="float" office:value="0.999999999999912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.00106543287295" calcext:value-type="float">
            <text:p>5.0010654329</text:p>
          </table:table-cell>
          <table:table-cell office:value-type="float" office:value="0.999999551508498" calcext:value-type="float">
            <text:p>0.9999995515</text:p>
          </table:table-cell>
          <table:table-cell/>
          <table:table-cell office:value-type="float" office:value="4.31171520577779" calcext:value-type="float">
            <text:p>4.3117152058</text:p>
          </table:table-cell>
          <table:table-cell office:value-type="float" office:value="0.999989500114094" calcext:value-type="float">
            <text:p>0.9999895001</text:p>
          </table:table-cell>
          <table:table-cell/>
          <table:table-cell office:value-type="float" office:value="4.77969450473041" calcext:value-type="float">
            <text:p>4.7796945047</text:p>
          </table:table-cell>
          <table:table-cell office:value-type="float" office:value="0.999998713653629" calcext:value-type="float">
            <text:p>0.9999987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.76640732568147" calcext:value-type="float">
            <text:p>5.7664073257</text:p>
          </table:table-cell>
          <table:table-cell office:value-type="float" office:value="0.999999991153672" calcext:value-type="float">
            <text:p>0.9999999912</text:p>
          </table:table-cell>
          <table:table-cell/>
          <table:table-cell office:value-type="float" office:value="5.28859578196342" calcext:value-type="float">
            <text:p>5.288595782</text:p>
          </table:table-cell>
          <table:table-cell office:value-type="float" office:value="0.999999891677961" calcext:value-type="float">
            <text:p>0.9999998917</text:p>
          </table:table-cell>
          <table:table-cell/>
          <table:table-cell office:value-type="float" office:value="5.87264883320389" calcext:value-type="float">
            <text:p>5.8726488332</text:p>
          </table:table-cell>
          <table:table-cell office:value-type="float" office:value="0.999999995046277" calcext:value-type="float">
            <text:p>0.999999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.29958100628366" calcext:value-type="float">
            <text:p>4.2995810063</text:p>
          </table:table-cell>
          <table:table-cell office:value-type="float" office:value="0.999988635911728" calcext:value-type="float">
            <text:p>0.9999886359</text:p>
          </table:table-cell>
          <table:table-cell/>
          <table:table-cell office:value-type="float" office:value="3.62677999441348" calcext:value-type="float">
            <text:p>3.6267799944</text:p>
          </table:table-cell>
          <table:table-cell office:value-type="float" office:value="0.999833159850582" calcext:value-type="float">
            <text:p>0.9998331599</text:p>
          </table:table-cell>
          <table:table-cell/>
          <table:table-cell office:value-type="float" office:value="4.26996227207884" calcext:value-type="float">
            <text:p>4.2699622721</text:p>
          </table:table-cell>
          <table:table-cell office:value-type="float" office:value="0.999987110161488" calcext:value-type="float">
            <text:p>0.9999871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.40950355944382" calcext:value-type="float">
            <text:p>4.4095035594</text:p>
          </table:table-cell>
          <table:table-cell office:value-type="float" office:value="0.999992955879994" calcext:value-type="float">
            <text:p>0.9999929559</text:p>
          </table:table-cell>
          <table:table-cell/>
          <table:table-cell office:value-type="float" office:value="3.60276468091471" calcext:value-type="float">
            <text:p>3.6027646809</text:p>
          </table:table-cell>
          <table:table-cell office:value-type="float" office:value="0.99981802359822" calcext:value-type="float">
            <text:p>0.9998180236</text:p>
          </table:table-cell>
          <table:table-cell/>
          <table:table-cell office:value-type="float" office:value="4.19051104675795" calcext:value-type="float">
            <text:p>4.1905110468</text:p>
          </table:table-cell>
          <table:table-cell office:value-type="float" office:value="0.999982059001067" calcext:value-type="float">
            <text:p>0.9999820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.513565549944" calcext:value-type="float">
            <text:p>13.5135655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928574899547" calcext:value-type="float">
            <text:p>15.3928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7336674738121" calcext:value-type="float">
            <text:p>14.7336674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.6014753867745" calcext:value-type="float">
            <text:p>11.6014753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2999430216739" calcext:value-type="float">
            <text:p>10.2999430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3024946876515" calcext:value-type="float">
            <text:p>10.3024946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.8040514915357" calcext:value-type="float">
            <text:p>10.8040514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973495746532" calcext:value-type="float">
            <text:p>10.1973495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2601506549434" calcext:value-type="float">
            <text:p>11.2601506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.70755300395081" calcext:value-type="float">
            <text:p>8.707553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94512856290401" calcext:value-type="float">
            <text:p>7.9451285629</text:p>
          </table:table-cell>
          <table:table-cell office:value-type="float" office:value="0.99999999999999" calcext:value-type="float">
            <text:p>1</text:p>
          </table:table-cell>
          <table:table-cell/>
          <table:table-cell office:value-type="float" office:value="8.92892695246176" calcext:value-type="float">
            <text:p>8.9289269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.13822756119923" calcext:value-type="float">
            <text:p>8.1382275612</text:p>
          </table:table-cell>
          <table:table-cell office:value-type="float" office:value="0.999999999999997" calcext:value-type="float">
            <text:p>1</text:p>
          </table:table-cell>
          <table:table-cell/>
          <table:table-cell office:value-type="float" office:value="7.40819650308117" calcext:value-type="float">
            <text:p>7.4081965031</text:p>
          </table:table-cell>
          <table:table-cell office:value-type="float" office:value="0.999999999999562" calcext:value-type="float">
            <text:p>1</text:p>
          </table:table-cell>
          <table:table-cell/>
          <table:table-cell office:value-type="float" office:value="7.91363584464343" calcext:value-type="float">
            <text:p>7.9136358446</text:p>
          </table:table-cell>
          <table:table-cell office:value-type="float" office:value="0.999999999999985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7835979411079" calcext:value-type="float">
            <text:p>7.7835979411</text:p>
          </table:table-cell>
          <table:table-cell office:value-type="float" office:value="0.999999999999963" calcext:value-type="float">
            <text:p>1</text:p>
          </table:table-cell>
          <table:table-cell/>
          <table:table-cell office:value-type="float" office:value="7.49012401229963" calcext:value-type="float">
            <text:p>7.4901240123</text:p>
          </table:table-cell>
          <table:table-cell office:value-type="float" office:value="0.999999999999737" calcext:value-type="float">
            <text:p>1</text:p>
          </table:table-cell>
          <table:table-cell/>
          <table:table-cell office:value-type="float" office:value="8.29795128193326" calcext:value-type="float">
            <text:p>8.2979512819</text:p>
          </table:table-cell>
          <table:table-cell office:value-type="float" office:value="0.999999999999999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.48808589458535" calcext:value-type="float">
            <text:p>5.4880858946</text:p>
          </table:table-cell>
          <table:table-cell office:value-type="float" office:value="0.999999960221348" calcext:value-type="float">
            <text:p>0.9999999602</text:p>
          </table:table-cell>
          <table:table-cell/>
          <table:table-cell office:value-type="float" office:value="4.73740559465473" calcext:value-type="float">
            <text:p>4.7374055947</text:p>
          </table:table-cell>
          <table:table-cell office:value-type="float" office:value="0.999998405622253" calcext:value-type="float">
            <text:p>0.9999984056</text:p>
          </table:table-cell>
          <table:table-cell/>
          <table:table-cell office:value-type="float" office:value="4.77995874601734" calcext:value-type="float">
            <text:p>4.779958746</text:p>
          </table:table-cell>
          <table:table-cell office:value-type="float" office:value="0.999998692903024" calcext:value-type="float">
            <text:p>0.9999986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.84967627233689" calcext:value-type="float">
            <text:p>5.8496762723</text:p>
          </table:table-cell>
          <table:table-cell office:value-type="float" office:value="0.999999994170273" calcext:value-type="float">
            <text:p>0.9999999942</text:p>
          </table:table-cell>
          <table:table-cell/>
          <table:table-cell office:value-type="float" office:value="5.49256784227993" calcext:value-type="float">
            <text:p>5.4925678423</text:p>
          </table:table-cell>
          <table:table-cell office:value-type="float" office:value="0.999999960916691" calcext:value-type="float">
            <text:p>0.9999999609</text:p>
          </table:table-cell>
          <table:table-cell/>
          <table:table-cell office:value-type="float" office:value="5.78719952265739" calcext:value-type="float">
            <text:p>5.7871995227</text:p>
          </table:table-cell>
          <table:table-cell office:value-type="float" office:value="0.999999991813345" calcext:value-type="float">
            <text:p>0.99999999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.29614942479014" calcext:value-type="float">
            <text:p>4.2961494248</text:p>
          </table:table-cell>
          <table:table-cell office:value-type="float" office:value="0.999988313409935" calcext:value-type="float">
            <text:p>0.9999883134</text:p>
          </table:table-cell>
          <table:table-cell/>
          <table:table-cell office:value-type="float" office:value="3.91172531640701" calcext:value-type="float">
            <text:p>3.9117253164</text:p>
          </table:table-cell>
          <table:table-cell office:value-type="float" office:value="0.999943529363235" calcext:value-type="float">
            <text:p>0.9999435294</text:p>
          </table:table-cell>
          <table:table-cell/>
          <table:table-cell office:value-type="float" office:value="4.01140088566371" calcext:value-type="float">
            <text:p>4.0114008857</text:p>
          </table:table-cell>
          <table:table-cell office:value-type="float" office:value="0.999962034964386" calcext:value-type="float">
            <text:p>0.9999620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.47491516038387" calcext:value-type="float">
            <text:p>4.4749151604</text:p>
          </table:table-cell>
          <table:table-cell office:value-type="float" office:value="0.999994625751072" calcext:value-type="float">
            <text:p>0.9999946258</text:p>
          </table:table-cell>
          <table:table-cell/>
          <table:table-cell office:value-type="float" office:value="3.62423944170624" calcext:value-type="float">
            <text:p>3.6242394417</text:p>
          </table:table-cell>
          <table:table-cell office:value-type="float" office:value="0.999830699802528" calcext:value-type="float">
            <text:p>0.9998306998</text:p>
          </table:table-cell>
          <table:table-cell/>
          <table:table-cell office:value-type="float" office:value="3.87886343657564" calcext:value-type="float">
            <text:p>3.8788634366</text:p>
          </table:table-cell>
          <table:table-cell office:value-type="float" office:value="0.999935907469561" calcext:value-type="float">
            <text:p>0.9999359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.7585136602144" calcext:value-type="float">
            <text:p>15.7585136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0409505466563" calcext:value-type="float">
            <text:p>14.0409505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6458365557217" calcext:value-type="float">
            <text:p>13.6458365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.8737518970416" calcext:value-type="float">
            <text:p>10.8737518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5657856698824" calcext:value-type="float">
            <text:p>11.5657856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2086288691786" calcext:value-type="float">
            <text:p>11.2086288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.17313710242068" calcext:value-type="float">
            <text:p>9.1731371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24716225779607" calcext:value-type="float">
            <text:p>8.2471622578</text:p>
          </table:table-cell>
          <table:table-cell office:value-type="float" office:value="0.999999999999999" calcext:value-type="float">
            <text:p>1</text:p>
          </table:table-cell>
          <table:table-cell/>
          <table:table-cell office:value-type="float" office:value="9.19482666957537" calcext:value-type="float">
            <text:p>9.1948266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.81479760022085" calcext:value-type="float">
            <text:p>7.8147976002</text:p>
          </table:table-cell>
          <table:table-cell office:value-type="float" office:value="0.999999999999969" calcext:value-type="float">
            <text:p>1</text:p>
          </table:table-cell>
          <table:table-cell/>
          <table:table-cell office:value-type="float" office:value="7.24241447531102" calcext:value-type="float">
            <text:p>7.2424144753</text:p>
          </table:table-cell>
          <table:table-cell office:value-type="float" office:value="0.999999999998634" calcext:value-type="float">
            <text:p>1</text:p>
          </table:table-cell>
          <table:table-cell/>
          <table:table-cell office:value-type="float" office:value="8.2179523376936" calcext:value-type="float">
            <text:p>8.2179523377</text:p>
          </table:table-cell>
          <table:table-cell office:value-type="float" office:value="0.999999999999998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0205653060912" calcext:value-type="float">
            <text:p>8.0205653061</text:p>
          </table:table-cell>
          <table:table-cell office:value-type="float" office:value="0.999999999999992" calcext:value-type="float">
            <text:p>1</text:p>
          </table:table-cell>
          <table:table-cell/>
          <table:table-cell office:value-type="float" office:value="7.87285285754945" calcext:value-type="float">
            <text:p>7.8728528575</text:p>
          </table:table-cell>
          <table:table-cell office:value-type="float" office:value="0.999999999999978" calcext:value-type="float">
            <text:p>1</text:p>
          </table:table-cell>
          <table:table-cell/>
          <table:table-cell office:value-type="float" office:value="8.60347703858738" calcext:value-type="float">
            <text:p>8.6034770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.63862266866118" calcext:value-type="float">
            <text:p>5.6386226687</text:p>
          </table:table-cell>
          <table:table-cell office:value-type="float" office:value="0.999999981494743" calcext:value-type="float">
            <text:p>0.9999999815</text:p>
          </table:table-cell>
          <table:table-cell/>
          <table:table-cell office:value-type="float" office:value="4.98296890481441" calcext:value-type="float">
            <text:p>4.9829689048</text:p>
          </table:table-cell>
          <table:table-cell office:value-type="float" office:value="0.99999949232607" calcext:value-type="float">
            <text:p>0.9999994923</text:p>
          </table:table-cell>
          <table:table-cell/>
          <table:table-cell office:value-type="float" office:value="5.59472842261932" calcext:value-type="float">
            <text:p>5.5947284226</text:p>
          </table:table-cell>
          <table:table-cell office:value-type="float" office:value="0.999999976671804" calcext:value-type="float">
            <text:p>0.9999999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67200703271769" calcext:value-type="float">
            <text:p>5.6720070327</text:p>
          </table:table-cell>
          <table:table-cell office:value-type="float" office:value="0.999999984391759" calcext:value-type="float">
            <text:p>0.9999999844</text:p>
          </table:table-cell>
          <table:table-cell/>
          <table:table-cell office:value-type="float" office:value="5.30578929174183" calcext:value-type="float">
            <text:p>5.3057892917</text:p>
          </table:table-cell>
          <table:table-cell office:value-type="float" office:value="0.999999895988068" calcext:value-type="float">
            <text:p>0.999999896</text:p>
          </table:table-cell>
          <table:table-cell/>
          <table:table-cell office:value-type="float" office:value="5.79225231631641" calcext:value-type="float">
            <text:p>5.7922523163</text:p>
          </table:table-cell>
          <table:table-cell office:value-type="float" office:value="0.999999991802014" calcext:value-type="float">
            <text:p>0.99999999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.35658640114023" calcext:value-type="float">
            <text:p>4.3565864011</text:p>
          </table:table-cell>
          <table:table-cell office:value-type="float" office:value="0.999990863230174" calcext:value-type="float">
            <text:p>0.9999908632</text:p>
          </table:table-cell>
          <table:table-cell/>
          <table:table-cell office:value-type="float" office:value="4.06219859330792" calcext:value-type="float">
            <text:p>4.0621985933</text:p>
          </table:table-cell>
          <table:table-cell office:value-type="float" office:value="0.999968791034953" calcext:value-type="float">
            <text:p>0.999968791</text:p>
          </table:table-cell>
          <table:table-cell/>
          <table:table-cell office:value-type="float" office:value="4.30755830961092" calcext:value-type="float">
            <text:p>4.3075583096</text:p>
          </table:table-cell>
          <table:table-cell office:value-type="float" office:value="0.999988735821229" calcext:value-type="float">
            <text:p>0.9999887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.88524982606568" calcext:value-type="float">
            <text:p>3.8852498261</text:p>
          </table:table-cell>
          <table:table-cell office:value-type="float" office:value="0.999937000146134" calcext:value-type="float">
            <text:p>0.9999370001</text:p>
          </table:table-cell>
          <table:table-cell/>
          <table:table-cell office:value-type="float" office:value="3.4501095313974" calcext:value-type="float">
            <text:p>3.4501095314</text:p>
          </table:table-cell>
          <table:table-cell office:value-type="float" office:value="0.999679361380652" calcext:value-type="float">
            <text:p>0.9996793614</text:p>
          </table:table-cell>
          <table:table-cell/>
          <table:table-cell office:value-type="float" office:value="3.85823631301831" calcext:value-type="float">
            <text:p>3.858236313</text:p>
          </table:table-cell>
          <table:table-cell office:value-type="float" office:value="0.999929989765572" calcext:value-type="float">
            <text:p>0.9999299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3.8814428624905" calcext:value-type="float">
            <text:p>13.8814428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1152626161557" calcext:value-type="float">
            <text:p>13.1152626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0269791602158" calcext:value-type="float">
            <text:p>14.0269791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9.51815169771662" calcext:value-type="float">
            <text:p>9.5181516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404051890471" calcext:value-type="float">
            <text:p>10.140405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200948268432" calcext:value-type="float">
            <text:p>10.6200948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.3538002993118" calcext:value-type="float">
            <text:p>11.35380029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8296047499067" calcext:value-type="float">
            <text:p>10.8296047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9257710394461" calcext:value-type="float">
            <text:p>11.9257710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.1628027679583" calcext:value-type="float">
            <text:p>10.1628027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3094107288924" calcext:value-type="float">
            <text:p>9.9309410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7140171819167" calcext:value-type="float">
            <text:p>10.7140171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54206530096219" calcext:value-type="float">
            <text:p>7.542065301</text:p>
          </table:table-cell>
          <table:table-cell office:value-type="float" office:value="0.999999999999733" calcext:value-type="float">
            <text:p>1</text:p>
          </table:table-cell>
          <table:table-cell/>
          <table:table-cell office:value-type="float" office:value="7.04944698362406" calcext:value-type="float">
            <text:p>7.0494469836</text:p>
          </table:table-cell>
          <table:table-cell office:value-type="float" office:value="0.999999999993943" calcext:value-type="float">
            <text:p>1</text:p>
          </table:table-cell>
          <table:table-cell/>
          <table:table-cell office:value-type="float" office:value="7.41676060258519" calcext:value-type="float">
            <text:p>7.4167606026</text:p>
          </table:table-cell>
          <table:table-cell office:value-type="float" office:value="0.999999999999397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9138687678233" calcext:value-type="float">
            <text:p>7.9138687678</text:p>
          </table:table-cell>
          <table:table-cell office:value-type="float" office:value="0.999999999999976" calcext:value-type="float">
            <text:p>1</text:p>
          </table:table-cell>
          <table:table-cell/>
          <table:table-cell office:value-type="float" office:value="7.80345442519486" calcext:value-type="float">
            <text:p>7.8034544252</text:p>
          </table:table-cell>
          <table:table-cell office:value-type="float" office:value="0.99999999999995" calcext:value-type="float">
            <text:p>1</text:p>
          </table:table-cell>
          <table:table-cell/>
          <table:table-cell office:value-type="float" office:value="8.31344456772848" calcext:value-type="float">
            <text:p>8.3134445677</text:p>
          </table:table-cell>
          <table:table-cell office:value-type="float" office:value="0.999999999999998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.50954261038436" calcext:value-type="float">
            <text:p>6.5095426104</text:p>
          </table:table-cell>
          <table:table-cell office:value-type="float" office:value="0.999999999818179" calcext:value-type="float">
            <text:p>0.9999999998</text:p>
          </table:table-cell>
          <table:table-cell/>
          <table:table-cell office:value-type="float" office:value="5.72703436108603" calcext:value-type="float">
            <text:p>5.7270343611</text:p>
          </table:table-cell>
          <table:table-cell office:value-type="float" office:value="0.999999986447664" calcext:value-type="float">
            <text:p>0.9999999864</text:p>
          </table:table-cell>
          <table:table-cell/>
          <table:table-cell office:value-type="float" office:value="6.31608195741144" calcext:value-type="float">
            <text:p>6.3160819574</text:p>
          </table:table-cell>
          <table:table-cell office:value-type="float" office:value="0.999999999452669" calcext:value-type="float">
            <text:p>0.9999999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.62159506933692" calcext:value-type="float">
            <text:p>6.6215950693</text:p>
          </table:table-cell>
          <table:table-cell office:value-type="float" office:value="0.999999999908043" calcext:value-type="float">
            <text:p>0.9999999999</text:p>
          </table:table-cell>
          <table:table-cell/>
          <table:table-cell office:value-type="float" office:value="6.29541477505853" calcext:value-type="float">
            <text:p>6.2954147751</text:p>
          </table:table-cell>
          <table:table-cell office:value-type="float" office:value="0.99999999940184" calcext:value-type="float">
            <text:p>0.9999999994</text:p>
          </table:table-cell>
          <table:table-cell/>
          <table:table-cell office:value-type="float" office:value="6.60494821210946" calcext:value-type="float">
            <text:p>6.6049482121</text:p>
          </table:table-cell>
          <table:table-cell office:value-type="float" office:value="0.999999999898662" calcext:value-type="float">
            <text:p>0.9999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.6307070619459" calcext:value-type="float">
            <text:p>14.6307070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815500881855" calcext:value-type="float">
            <text:p>15.381550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2149779507758" calcext:value-type="float">
            <text:p>14.2149779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1.7885750508548" calcext:value-type="float">
            <text:p>11.7885750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7294729134805" calcext:value-type="float">
            <text:p>10.7294729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3850265152328" calcext:value-type="float">
            <text:p>11.3850265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.5877219819253" calcext:value-type="float">
            <text:p>10.58772198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8939027363175" calcext:value-type="float">
            <text:p>10.8939027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6393732891236" calcext:value-type="float">
            <text:p>12.639373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.13367155125951" calcext:value-type="float">
            <text:p>8.1336715513</text:p>
          </table:table-cell>
          <table:table-cell office:value-type="float" office:value="0.999999999999993" calcext:value-type="float">
            <text:p>1</text:p>
          </table:table-cell>
          <table:table-cell/>
          <table:table-cell office:value-type="float" office:value="7.89128309162661" calcext:value-type="float">
            <text:p>7.8912830916</text:p>
          </table:table-cell>
          <table:table-cell office:value-type="float" office:value="0.999999999999968" calcext:value-type="float">
            <text:p>1</text:p>
          </table:table-cell>
          <table:table-cell/>
          <table:table-cell office:value-type="float" office:value="8.54227939697478" calcext:value-type="float">
            <text:p>8.542279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.39811577995323" calcext:value-type="float">
            <text:p>9.39811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71584211716248" calcext:value-type="float">
            <text:p>8.7158421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37776677570796" calcext:value-type="float">
            <text:p>9.3777667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.23003289330068" calcext:value-type="float">
            <text:p>7.2300328933</text:p>
          </table:table-cell>
          <table:table-cell office:value-type="float" office:value="0.999999999997093" calcext:value-type="float">
            <text:p>1</text:p>
          </table:table-cell>
          <table:table-cell/>
          <table:table-cell office:value-type="float" office:value="6.63419983970953" calcext:value-type="float">
            <text:p>6.6341998397</text:p>
          </table:table-cell>
          <table:table-cell office:value-type="float" office:value="0.999999999900336" calcext:value-type="float">
            <text:p>0.9999999999</text:p>
          </table:table-cell>
          <table:table-cell/>
          <table:table-cell office:value-type="float" office:value="7.14405390085036" calcext:value-type="float">
            <text:p>7.1440539009</text:p>
          </table:table-cell>
          <table:table-cell office:value-type="float" office:value="0.999999999995102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.29366359157237" calcext:value-type="float">
            <text:p>7.2936635916</text:p>
          </table:table-cell>
          <table:table-cell office:value-type="float" office:value="0.999999999998115" calcext:value-type="float">
            <text:p>1</text:p>
          </table:table-cell>
          <table:table-cell/>
          <table:table-cell office:value-type="float" office:value="6.67642968937939" calcext:value-type="float">
            <text:p>6.6764296894</text:p>
          </table:table-cell>
          <table:table-cell office:value-type="float" office:value="0.999999999924418" calcext:value-type="float">
            <text:p>0.9999999999</text:p>
          </table:table-cell>
          <table:table-cell/>
          <table:table-cell office:value-type="float" office:value="7.40088457386495" calcext:value-type="float">
            <text:p>7.4008845739</text:p>
          </table:table-cell>
          <table:table-cell office:value-type="float" office:value="0.999999999999028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.784676309988" calcext:value-type="float">
            <text:p>15.78467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803744254827" calcext:value-type="float">
            <text:p>14.8803744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3389914221233" calcext:value-type="float">
            <text:p>15.3389914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5.9449547297482" calcext:value-type="float">
            <text:p>15.9449547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4312362714962" calcext:value-type="float">
            <text:p>10.4312362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2676263995782" calcext:value-type="float">
            <text:p>11.2676263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.51254635869874" calcext:value-type="float">
            <text:p>7.5125463587</text:p>
          </table:table-cell>
          <table:table-cell office:value-type="float" office:value="0.999999999999608" calcext:value-type="float">
            <text:p>1</text:p>
          </table:table-cell>
          <table:table-cell/>
          <table:table-cell office:value-type="float" office:value="7.25434858322828" calcext:value-type="float">
            <text:p>7.2543485832</text:p>
          </table:table-cell>
          <table:table-cell office:value-type="float" office:value="0.999999999998015" calcext:value-type="float">
            <text:p>1</text:p>
          </table:table-cell>
          <table:table-cell/>
          <table:table-cell office:value-type="float" office:value="7.65711759133372" calcext:value-type="float">
            <text:p>7.6571175913</text:p>
          </table:table-cell>
          <table:table-cell office:value-type="float" office:value="0.999999999999845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.66222062840373" calcext:value-type="float">
            <text:p>8.6622206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4431240549045" calcext:value-type="float">
            <text:p>8.6443124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9290503828424" calcext:value-type="float">
            <text:p>9.9929050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.25704007250749" calcext:value-type="float">
            <text:p>7.2570400725</text:p>
          </table:table-cell>
          <table:table-cell office:value-type="float" office:value="0.999999999997421" calcext:value-type="float">
            <text:p>1</text:p>
          </table:table-cell>
          <table:table-cell/>
          <table:table-cell office:value-type="float" office:value="6.74684898137354" calcext:value-type="float">
            <text:p>6.7468489814</text:p>
          </table:table-cell>
          <table:table-cell office:value-type="float" office:value="0.999999999946291" calcext:value-type="float">
            <text:p>0.9999999999</text:p>
          </table:table-cell>
          <table:table-cell/>
          <table:table-cell office:value-type="float" office:value="7.34094690414702" calcext:value-type="float">
            <text:p>7.3409469041</text:p>
          </table:table-cell>
          <table:table-cell office:value-type="float" office:value="0.999999999998455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.92699624562474" calcext:value-type="float">
            <text:p>6.9269962456</text:p>
          </table:table-cell>
          <table:table-cell office:value-type="float" office:value="0.999999999982023" calcext:value-type="float">
            <text:p>1</text:p>
          </table:table-cell>
          <table:table-cell/>
          <table:table-cell office:value-type="float" office:value="5.99672080800584" calcext:value-type="float">
            <text:p>5.996720808</text:p>
          </table:table-cell>
          <table:table-cell office:value-type="float" office:value="0.999999996510782" calcext:value-type="float">
            <text:p>0.9999999965</text:p>
          </table:table-cell>
          <table:table-cell/>
          <table:table-cell office:value-type="float" office:value="6.69108918331112" calcext:value-type="float">
            <text:p>6.6910891833</text:p>
          </table:table-cell>
          <table:table-cell office:value-type="float" office:value="0.999999999928276" calcext:value-type="float">
            <text:p>0.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.6105807715544" calcext:value-type="float">
            <text:p>16.6105807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7189383886845" calcext:value-type="float">
            <text:p>17.71893838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8635406754886" calcext:value-type="float">
            <text:p>16.8635406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0.0625392417221" calcext:value-type="float">
            <text:p>10.0625392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153354944371" calcext:value-type="float">
            <text:p>10.1533549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6838000738071" calcext:value-type="float">
            <text:p>9.6683800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.94582112265435" calcext:value-type="float">
            <text:p>7.9458211227</text:p>
          </table:table-cell>
          <table:table-cell office:value-type="float" office:value="0.999999999999968" calcext:value-type="float">
            <text:p>1</text:p>
          </table:table-cell>
          <table:table-cell/>
          <table:table-cell office:value-type="float" office:value="7.59212554102612" calcext:value-type="float">
            <text:p>7.592125541</text:p>
          </table:table-cell>
          <table:table-cell office:value-type="float" office:value="0.999999999999694" calcext:value-type="float">
            <text:p>1</text:p>
          </table:table-cell>
          <table:table-cell/>
          <table:table-cell office:value-type="float" office:value="7.72029076982546" calcext:value-type="float">
            <text:p>7.7202907698</text:p>
          </table:table-cell>
          <table:table-cell office:value-type="float" office:value="0.999999999999864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.8486909421213" calcext:value-type="float">
            <text:p>5.8486909421</text:p>
          </table:table-cell>
          <table:table-cell office:value-type="float" office:value="0.999999991158929" calcext:value-type="float">
            <text:p>0.9999999912</text:p>
          </table:table-cell>
          <table:table-cell/>
          <table:table-cell office:value-type="float" office:value="4.82435737022116" calcext:value-type="float">
            <text:p>4.8243573702</text:p>
          </table:table-cell>
          <table:table-cell office:value-type="float" office:value="0.999998691749026" calcext:value-type="float">
            <text:p>0.9999986917</text:p>
          </table:table-cell>
          <table:table-cell/>
          <table:table-cell office:value-type="float" office:value="5.15893279014636" calcext:value-type="float">
            <text:p>5.1589327901</text:p>
          </table:table-cell>
          <table:table-cell office:value-type="float" office:value="0.99999972411603" calcext:value-type="float">
            <text:p>0.99999972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.44864056277201" calcext:value-type="float">
            <text:p>5.4486405628</text:p>
          </table:table-cell>
          <table:table-cell office:value-type="float" office:value="0.999999934107613" calcext:value-type="float">
            <text:p>0.9999999341</text:p>
          </table:table-cell>
          <table:table-cell/>
          <table:table-cell office:value-type="float" office:value="5.21753229764129" calcext:value-type="float">
            <text:p>5.2175322976</text:p>
          </table:table-cell>
          <table:table-cell office:value-type="float" office:value="0.999999795784552" calcext:value-type="float">
            <text:p>0.9999997958</text:p>
          </table:table-cell>
          <table:table-cell/>
          <table:table-cell office:value-type="float" office:value="5.24635330446428" calcext:value-type="float">
            <text:p>5.2463533045</text:p>
          </table:table-cell>
          <table:table-cell office:value-type="float" office:value="0.999999822310403" calcext:value-type="float">
            <text:p>0.9999998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.8900969033456" calcext:value-type="float">
            <text:p>10.8900969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0226196426985" calcext:value-type="float">
            <text:p>10.0226196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44707811561907" calcext:value-type="float">
            <text:p>9.447078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.0893793349894" calcext:value-type="float">
            <text:p>10.089379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057372390457" calcext:value-type="float">
            <text:p>10.605737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6693270722805" calcext:value-type="float">
            <text:p>10.6693270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.90295850052755" calcext:value-type="float">
            <text:p>8.9029585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25696641215771" calcext:value-type="float">
            <text:p>7.2569664122</text:p>
          </table:table-cell>
          <table:table-cell office:value-type="float" office:value="0.999999999996566" calcext:value-type="float">
            <text:p>1</text:p>
          </table:table-cell>
          <table:table-cell/>
          <table:table-cell office:value-type="float" office:value="8.7247990819397" calcext:value-type="float">
            <text:p>8.7247990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.02332485172806" calcext:value-type="float">
            <text:p>7.0233248517</text:p>
          </table:table-cell>
          <table:table-cell office:value-type="float" office:value="0.999999999987174" calcext:value-type="float">
            <text:p>1</text:p>
          </table:table-cell>
          <table:table-cell/>
          <table:table-cell office:value-type="float" office:value="6.05582606232813" calcext:value-type="float">
            <text:p>6.0558260623</text:p>
          </table:table-cell>
          <table:table-cell office:value-type="float" office:value="0.999999997081557" calcext:value-type="float">
            <text:p>0.9999999971</text:p>
          </table:table-cell>
          <table:table-cell/>
          <table:table-cell office:value-type="float" office:value="6.92926728320585" calcext:value-type="float">
            <text:p>6.9292672832</text:p>
          </table:table-cell>
          <table:table-cell office:value-type="float" office:value="0.999999999977778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.2746367291041" calcext:value-type="float">
            <text:p>16.2746367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6415541142652" calcext:value-type="float">
            <text:p>14.6415541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2073599060578" calcext:value-type="float">
            <text:p>14.2073599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8.67295774583417" calcext:value-type="float">
            <text:p>8.6729577458</text:p>
          </table:table-cell>
          <table:table-cell office:value-type="float" office:value="0.999999999999261" calcext:value-type="float">
            <text:p>1</text:p>
          </table:table-cell>
          <table:table-cell/>
          <table:table-cell office:value-type="float" office:value="8.9930069160342" calcext:value-type="float">
            <text:p>8.993006916</text:p>
          </table:table-cell>
          <table:table-cell office:value-type="float" office:value="0.999999999999803" calcext:value-type="float">
            <text:p>1</text:p>
          </table:table-cell>
          <table:table-cell/>
          <table:table-cell office:value-type="float" office:value="9.8025437195898" calcext:value-type="float">
            <text:p>9.8025437196</text:p>
          </table:table-cell>
          <table:table-cell office:value-type="float" office:value="0.999999999999993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.21308326025717" calcext:value-type="float">
            <text:p>6.2130832603</text:p>
          </table:table-cell>
          <table:table-cell office:value-type="float" office:value="0.99999999842128" calcext:value-type="float">
            <text:p>0.9999999984</text:p>
          </table:table-cell>
          <table:table-cell/>
          <table:table-cell office:value-type="float" office:value="4.74372293957864" calcext:value-type="float">
            <text:p>4.7437229396</text:p>
          </table:table-cell>
          <table:table-cell office:value-type="float" office:value="0.99999795706083" calcext:value-type="float">
            <text:p>0.9999979571</text:p>
          </table:table-cell>
          <table:table-cell/>
          <table:table-cell office:value-type="float" office:value="5.4541526380244" calcext:value-type="float">
            <text:p>5.454152638</text:p>
          </table:table-cell>
          <table:table-cell office:value-type="float" office:value="0.99999992485411" calcext:value-type="float">
            <text:p>0.99999992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.470982386726" calcext:value-type="float">
            <text:p>11.4709823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3703118725188" calcext:value-type="float">
            <text:p>9.6370311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754529495197" calcext:value-type="float">
            <text:p>10.7545294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.57593543437026" calcext:value-type="float">
            <text:p>8.5759354344</text:p>
          </table:table-cell>
          <table:table-cell office:value-type="float" office:value="0.999999999998763" calcext:value-type="float">
            <text:p>1</text:p>
          </table:table-cell>
          <table:table-cell/>
          <table:table-cell office:value-type="float" office:value="8.34328777005519" calcext:value-type="float">
            <text:p>8.3432877701</text:p>
          </table:table-cell>
          <table:table-cell office:value-type="float" office:value="0.999999999997105" calcext:value-type="float">
            <text:p>1</text:p>
          </table:table-cell>
          <table:table-cell/>
          <table:table-cell office:value-type="float" office:value="10.3921812435847" calcext:value-type="float">
            <text:p>10.3921812436</text:p>
          </table:table-cell>
          <table:table-cell office:value-type="float" office:value="0.999999999999999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.52108624494939" calcext:value-type="float">
            <text:p>9.5210862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64731093686355" calcext:value-type="float">
            <text:p>6.6473109369</text:p>
          </table:table-cell>
          <table:table-cell office:value-type="float" office:value="0.999999999951782" calcext:value-type="float">
            <text:p>1</text:p>
          </table:table-cell>
          <table:table-cell/>
          <table:table-cell office:value-type="float" office:value="7.52723884622672" calcext:value-type="float">
            <text:p>7.5272388462</text:p>
          </table:table-cell>
          <table:table-cell office:value-type="float" office:value="0.999999999999831" calcext:value-type="float">
            <text:p>1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42.9874949415945" calcext:value-type="float">
            <text:p>42.98749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.0151981112589" calcext:value-type="float">
            <text:p>32.0151981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2407171252344" calcext:value-type="float">
            <text:p>14.2407171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4</text:p>
          </table:table-cell>
          <table:table-cell table:number-columns-repeated="9"/>
        </table:table-row>
        <table:table-row table:style-name="ro1" table:number-rows-repeated="276">
          <table:table-cell table:number-columns-repeated="10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4:22:03.460201649</meta:creation-date>
    <dc:date>2018-03-17T15:02:03.851999194</dc:date>
    <meta:editing-duration>PT18M13S</meta:editing-duration>
    <meta:editing-cycles>4</meta:editing-cycles>
    <meta:generator>LibreOffice/5.1.6.2$Linux_X86_64 LibreOffice_project/10m0$Build-2</meta:generator>
    <meta:document-statistic meta:table-count="1" meta:cell-count="2221" meta:object-count="0"/>
  </office:meta>
</office:document-meta>
</file>